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97.66pt"/>
    </style:style>
    <style:style style:name="co3" style:family="table-column">
      <style:table-column-properties fo:break-before="auto" style:column-width="214.3pt"/>
    </style:style>
    <style:style style:name="co4" style:family="table-column">
      <style:table-column-properties fo:break-before="auto" style:column-width="146.86pt"/>
    </style:style>
    <style:style style:name="co5" style:family="table-column">
      <style:table-column-properties fo:break-before="auto" style:column-width="132.6pt"/>
    </style:style>
    <style:style style:name="co6" style:family="table-column">
      <style:table-column-properties fo:break-before="auto" style:column-width="106.36pt"/>
    </style:style>
    <style:style style:name="co7" style:family="table-column">
      <style:table-column-properties fo:break-before="auto" style:column-width="142.8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ganshoren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emme/Vrouw&quot;;&quot;Homme/Man&quot;;&quot;X&quot;;&quot;Pas une personne/Geen persoon&quot;)" table:allow-empty-cell="true" table:display-list="unsorted" table:base-cell-address="ganshoren.F1"/>
      </table:content-validations>
      <table:table table:name="ganshor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 de rue</text:p>
          </table:table-cell>
          <table:table-cell table:style-name="ce1" office:value-type="string" calcext:value-type="string">
            <text:p>straatnaam</text:p>
          </table:table-cell>
          <table:table-cell table:style-name="ce1" office:value-type="string" calcext:value-type="string">
            <text:p>wikidata (personne/persoon)</text:p>
          </table:table-cell>
          <table:table-cell table:style-name="ce1" table:content-validation-name="val1" office:value-type="string" calcext:value-type="string">
            <text:p>Genre/Gender</text:p>
          </table:table-cell>
          <table:table-cell table:style-name="ce1" office:value-type="string" calcext:value-type="string">
            <text:p>Link Wikipedia (si pas Wikidata/Indien geen Wikidata</text:p>
          </table:table-cell>
          <table:table-cell table:style-name="ce1" office:value-type="string" calcext:value-type="string">
            <text:p>Note/Nota</text:p>
          </table:table-cell>
          <table:table-cell table:style-name="ce1" office:value-type="string" calcext:value-type="string">
            <text:p>OpenStreetMap</text:p>
          </table:table-cell>
          <table:table-cell table:style-name="ce10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63347" calcext:value-type="float">
            <text:p>2963347</text:p>
          </table:table-cell>
          <table:table-cell table:style-name="ce2" office:value-type="string" calcext:value-type="string">
            <text:p>Avenue de la Constitution</text:p>
          </table:table-cell>
          <table:table-cell table:style-name="ce2" office:value-type="string" calcext:value-type="string">
            <text:p>Grondwet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2];&quot;/&quot;;[.B2])" office:value-type="string" office:string-value="https://osm.org/relation/2963347" calcext:value-type="string">
            <text:p>https://osm.org/relation/296334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3" office:value-type="float" office:value="2963413" calcext:value-type="float">
            <text:p>2963413</text:p>
          </table:table-cell>
          <table:table-cell table:style-name="ce3" office:value-type="string" calcext:value-type="string">
            <text:p>Rue Vanderborght</text:p>
          </table:table-cell>
          <table:table-cell table:style-name="ce3" office:value-type="string" calcext:value-type="string">
            <text:p>Vanderborghtstraat</text:p>
          </table:table-cell>
          <table:table-cell table:style-name="ce3" office:value-type="string" calcext:value-type="string">
            <text:p>?</text:p>
          </table:table-cell>
          <table:table-cell table:style-name="ce3" table:content-validation-name="val1" office:value-type="string" calcext:value-type="string">
            <text:p>Pas une personne/Geen persoon</text:p>
          </table:table-cell>
          <table:table-cell table:style-name="ce4"/>
          <table:table-cell table:style-name="ce3" office:value-type="string" calcext:value-type="string">
            <text:p>Nom de famille générique</text:p>
          </table:table-cell>
          <table:table-cell table:style-name="ce7" table:formula="of:=CONCATENATE(&quot;https://osm.org/&quot;;[.A3];&quot;/&quot;;[.B3])" office:value-type="string" office:string-value="https://osm.org/relation/2963413" calcext:value-type="string">
            <text:p>https://osm.org/relation/296341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3" office:value-type="float" office:value="2963536" calcext:value-type="float">
            <text:p>2963536</text:p>
          </table:table-cell>
          <table:table-cell table:style-name="ce3" office:value-type="string" calcext:value-type="string">
            <text:p>Avenue de Jette</text:p>
          </table:table-cell>
          <table:table-cell table:style-name="ce3" office:value-type="string" calcext:value-type="string">
            <text:p>Jetse laan</text:p>
          </table:table-cell>
          <table:table-cell table:style-name="ce4"/>
          <table:table-cell table:style-name="ce3" table:content-validation-name="val1" office:value-type="string" calcext:value-type="string">
            <text:p>Pas une personne/Geen persoon</text:p>
          </table:table-cell>
          <table:table-cell table:style-name="ce4"/>
          <table:table-cell/>
          <table:table-cell table:style-name="ce7" table:formula="of:=CONCATENATE(&quot;https://osm.org/&quot;;[.A4];&quot;/&quot;;[.B4])" office:value-type="string" office:string-value="https://osm.org/relation/2963536" calcext:value-type="string">
            <text:p>https://osm.org/relation/29635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3" office:value-type="float" office:value="2964721" calcext:value-type="float">
            <text:p>2964721</text:p>
          </table:table-cell>
          <table:table-cell table:style-name="ce3" office:value-type="string" calcext:value-type="string">
            <text:p>Rue Prince Baudouin</text:p>
          </table:table-cell>
          <table:table-cell table:style-name="ce3" office:value-type="string" calcext:value-type="string">
            <text:p>Prins Boudewijnstraat</text:p>
          </table:table-cell>
          <table:table-cell table:style-name="ce3" office:value-type="string" calcext:value-type="string">
            <text:p>Q12976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style-name="ce4" table:number-columns-repeated="2"/>
          <table:table-cell table:style-name="ce7" table:formula="of:=CONCATENATE(&quot;https://osm.org/&quot;;[.A5];&quot;/&quot;;[.B5])" office:value-type="string" office:string-value="https://osm.org/relation/2964721" calcext:value-type="string">
            <text:p>https://osm.org/relation/296472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3" office:value-type="float" office:value="2969319" calcext:value-type="float">
            <text:p>2969319</text:p>
          </table:table-cell>
          <table:table-cell table:style-name="ce3" office:value-type="string" calcext:value-type="string">
            <text:p>Rue Eugène Toussaint</text:p>
          </table:table-cell>
          <table:table-cell table:style-name="ce3" office:value-type="string" calcext:value-type="string">
            <text:p>Eugène Toussaintstraat</text:p>
          </table:table-cell>
          <table:table-cell table:style-name="ce3" office:value-type="string" calcext:value-type="string">
            <text:p>?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style-name="ce4" table:number-columns-repeated="2"/>
          <table:table-cell table:style-name="ce7" table:formula="of:=CONCATENATE(&quot;https://osm.org/&quot;;[.A6];&quot;/&quot;;[.B6])" office:value-type="string" office:string-value="https://osm.org/relation/2969319" calcext:value-type="string">
            <text:p>https://osm.org/relation/29693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3" office:value-type="float" office:value="2969383" calcext:value-type="float">
            <text:p>2969383</text:p>
          </table:table-cell>
          <table:table-cell table:style-name="ce3" office:value-type="string" calcext:value-type="string">
            <text:p>Rue du Saule</text:p>
          </table:table-cell>
          <table:table-cell table:style-name="ce3" office:value-type="string" calcext:value-type="string">
            <text:p>Wilgstraat</text:p>
          </table:table-cell>
          <table:table-cell table:style-name="ce4"/>
          <table:table-cell table:style-name="ce3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7" table:formula="of:=CONCATENATE(&quot;https://osm.org/&quot;;[.A7];&quot;/&quot;;[.B7])" office:value-type="string" office:string-value="https://osm.org/relation/2969383" calcext:value-type="string">
            <text:p>https://osm.org/relation/296938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3" office:value-type="float" office:value="2969410" calcext:value-type="float">
            <text:p>2969410</text:p>
          </table:table-cell>
          <table:table-cell table:style-name="ce3" office:value-type="string" calcext:value-type="string">
            <text:p>Drève de Rivieren</text:p>
          </table:table-cell>
          <table:table-cell table:style-name="ce3" office:value-type="string" calcext:value-type="string">
            <text:p>de Rivierendreef</text:p>
          </table:table-cell>
          <table:table-cell table:style-name="ce4"/>
          <table:table-cell table:style-name="ce3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7" table:formula="of:=CONCATENATE(&quot;https://osm.org/&quot;;[.A8];&quot;/&quot;;[.B8])" office:value-type="string" office:string-value="https://osm.org/relation/2969410" calcext:value-type="string">
            <text:p>https://osm.org/relation/29694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3" office:value-type="float" office:value="2969411" calcext:value-type="float">
            <text:p>2969411</text:p>
          </table:table-cell>
          <table:table-cell table:style-name="ce3" office:value-type="string" calcext:value-type="string">
            <text:p>Rue Henri Huybreghts</text:p>
          </table:table-cell>
          <table:table-cell table:style-name="ce3" office:value-type="string" calcext:value-type="string">
            <text:p>Henri Huybreghtsstraat</text:p>
          </table:table-cell>
          <table:table-cell table:style-name="ce3" office:value-type="string" calcext:value-type="string">
            <text:p>?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style-name="ce4" table:number-columns-repeated="2"/>
          <table:table-cell table:style-name="ce7" table:formula="of:=CONCATENATE(&quot;https://osm.org/&quot;;[.A9];&quot;/&quot;;[.B9])" office:value-type="string" office:string-value="https://osm.org/relation/2969411" calcext:value-type="string">
            <text:p>https://osm.org/relation/296941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3" office:value-type="float" office:value="2969416" calcext:value-type="float">
            <text:p>2969416</text:p>
          </table:table-cell>
          <table:table-cell table:style-name="ce3" office:value-type="string" calcext:value-type="string">
            <text:p>Rue Gaston Biernaux</text:p>
          </table:table-cell>
          <table:table-cell table:style-name="ce3" office:value-type="string" calcext:value-type="string">
            <text:p>Gaston Biernauxstraat</text:p>
          </table:table-cell>
          <table:table-cell table:style-name="ce3" office:value-type="string" calcext:value-type="string">
            <text:p>?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style-name="ce4" table:number-columns-repeated="2"/>
          <table:table-cell table:style-name="ce7" table:formula="of:=CONCATENATE(&quot;https://osm.org/&quot;;[.A10];&quot;/&quot;;[.B10])" office:value-type="string" office:string-value="https://osm.org/relation/2969416" calcext:value-type="string">
            <text:p>https://osm.org/relation/296941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3" office:value-type="float" office:value="2969418" calcext:value-type="float">
            <text:p>2969418</text:p>
          </table:table-cell>
          <table:table-cell table:style-name="ce3" office:value-type="string" calcext:value-type="string">
            <text:p>Drève de la Charte</text:p>
          </table:table-cell>
          <table:table-cell table:style-name="ce3" office:value-type="string" calcext:value-type="string">
            <text:p>Keuredreef</text:p>
          </table:table-cell>
          <table:table-cell table:style-name="ce4"/>
          <table:table-cell table:style-name="ce3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7" table:formula="of:=CONCATENATE(&quot;https://osm.org/&quot;;[.A11];&quot;/&quot;;[.B11])" office:value-type="string" office:string-value="https://osm.org/relation/2969418" calcext:value-type="string">
            <text:p>https://osm.org/relation/296941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3" office:value-type="float" office:value="2983648" calcext:value-type="float">
            <text:p>2983648</text:p>
          </table:table-cell>
          <table:table-cell table:style-name="ce3" office:value-type="string" calcext:value-type="string">
            <text:p>Avenue Charles-Quint</text:p>
          </table:table-cell>
          <table:table-cell table:style-name="ce3" office:value-type="string" calcext:value-type="string">
            <text:p>Keizer Karellaan</text:p>
          </table:table-cell>
          <table:table-cell table:style-name="ce3" office:value-type="string" calcext:value-type="string">
            <text:p>Q32500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style-name="ce4" table:number-columns-repeated="2"/>
          <table:table-cell table:style-name="ce7" table:formula="of:=CONCATENATE(&quot;https://osm.org/&quot;;[.A12];&quot;/&quot;;[.B12])" office:value-type="string" office:string-value="https://osm.org/relation/2983648" calcext:value-type="string">
            <text:p>https://osm.org/relation/298364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3" office:value-type="float" office:value="2983843" calcext:value-type="float">
            <text:p>2983843</text:p>
          </table:table-cell>
          <table:table-cell table:style-name="ce3" office:value-type="string" calcext:value-type="string">
            <text:p>Rue du Bois</text:p>
          </table:table-cell>
          <table:table-cell table:style-name="ce3" office:value-type="string" calcext:value-type="string">
            <text:p>Bosstraat</text:p>
          </table:table-cell>
          <table:table-cell table:style-name="ce4"/>
          <table:table-cell table:style-name="ce3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7" table:formula="of:=CONCATENATE(&quot;https://osm.org/&quot;;[.A13];&quot;/&quot;;[.B13])" office:value-type="string" office:string-value="https://osm.org/relation/2983843" calcext:value-type="string">
            <text:p>https://osm.org/relation/298384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3" office:value-type="float" office:value="3237323" calcext:value-type="float">
            <text:p>3237323</text:p>
          </table:table-cell>
          <table:table-cell table:style-name="ce3" office:value-type="string" calcext:value-type="string">
            <text:p>Avenue de la Constitution</text:p>
          </table:table-cell>
          <table:table-cell table:style-name="ce3" office:value-type="string" calcext:value-type="string">
            <text:p>Grondwetlaan</text:p>
          </table:table-cell>
          <table:table-cell table:style-name="ce4"/>
          <table:table-cell table:style-name="ce3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7" table:formula="of:=CONCATENATE(&quot;https://osm.org/&quot;;[.A14];&quot;/&quot;;[.B14])" office:value-type="string" office:string-value="https://osm.org/relation/3237323" calcext:value-type="string">
            <text:p>https://osm.org/relation/32373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3" office:value-type="float" office:value="3237328" calcext:value-type="float">
            <text:p>3237328</text:p>
          </table:table-cell>
          <table:table-cell table:style-name="ce3" office:value-type="string" calcext:value-type="string">
            <text:p>Avenue des Gloires Nationales</text:p>
          </table:table-cell>
          <table:table-cell table:style-name="ce3" office:value-type="string" calcext:value-type="string">
            <text:p>Landsroemlaan</text:p>
          </table:table-cell>
          <table:table-cell table:style-name="ce4"/>
          <table:table-cell table:style-name="ce3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7" table:formula="of:=CONCATENATE(&quot;https://osm.org/&quot;;[.A15];&quot;/&quot;;[.B15])" office:value-type="string" office:string-value="https://osm.org/relation/3237328" calcext:value-type="string">
            <text:p>https://osm.org/relation/323732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3" office:value-type="float" office:value="3237354" calcext:value-type="float">
            <text:p>3237354</text:p>
          </table:table-cell>
          <table:table-cell table:style-name="ce3" office:value-type="string" calcext:value-type="string">
            <text:p>Avenue Broustin</text:p>
          </table:table-cell>
          <table:table-cell table:style-name="ce3" office:value-type="string" calcext:value-type="string">
            <text:p>Broustinlaan</text:p>
          </table:table-cell>
          <table:table-cell table:style-name="ce3" office:value-type="string" calcext:value-type="string">
            <text:p>Q3084109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style-name="ce4" table:number-columns-repeated="2"/>
          <table:table-cell table:style-name="ce7" table:formula="of:=CONCATENATE(&quot;https://osm.org/&quot;;[.A16];&quot;/&quot;;[.B16])" office:value-type="string" office:string-value="https://osm.org/relation/3237354" calcext:value-type="string">
            <text:p>https://osm.org/relation/32373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3" office:value-type="float" office:value="3237369" calcext:value-type="float">
            <text:p>3237369</text:p>
          </table:table-cell>
          <table:table-cell table:style-name="ce3" office:value-type="string" calcext:value-type="string">
            <text:p>Avenue Jacques Sermon</text:p>
          </table:table-cell>
          <table:table-cell table:style-name="ce3" office:value-type="string" calcext:value-type="string">
            <text:p>Jacques Sermonlaan</text:p>
          </table:table-cell>
          <table:table-cell table:style-name="ce3" office:value-type="string" calcext:value-type="string">
            <text:p>?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style-name="ce4" table:number-columns-repeated="2"/>
          <table:table-cell table:style-name="ce7" table:formula="of:=CONCATENATE(&quot;https://osm.org/&quot;;[.A17];&quot;/&quot;;[.B17])" office:value-type="string" office:string-value="https://osm.org/relation/3237369" calcext:value-type="string">
            <text:p>https://osm.org/relation/323736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3" office:value-type="float" office:value="3237406" calcext:value-type="float">
            <text:p>3237406</text:p>
          </table:table-cell>
          <table:table-cell table:style-name="ce3" office:value-type="string" calcext:value-type="string">
            <text:p>Avenue Vital Riethuisen</text:p>
          </table:table-cell>
          <table:table-cell table:style-name="ce3" office:value-type="string" calcext:value-type="string">
            <text:p>Vital Riethuisenlaan</text:p>
          </table:table-cell>
          <table:table-cell table:style-name="ce3" office:value-type="string" calcext:value-type="string">
            <text:p>?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style-name="ce4" table:number-columns-repeated="2"/>
          <table:table-cell table:style-name="ce7" table:formula="of:=CONCATENATE(&quot;https://osm.org/&quot;;[.A18];&quot;/&quot;;[.B18])" office:value-type="string" office:string-value="https://osm.org/relation/3237406" calcext:value-type="string">
            <text:p>https://osm.org/relation/323740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3" office:value-type="float" office:value="3237626" calcext:value-type="float">
            <text:p>3237626</text:p>
          </table:table-cell>
          <table:table-cell table:style-name="ce3" office:value-type="string" calcext:value-type="string">
            <text:p>Avenue du Duc Jean</text:p>
          </table:table-cell>
          <table:table-cell table:style-name="ce3" office:value-type="string" calcext:value-type="string">
            <text:p>Hertog Janlaan</text:p>
          </table:table-cell>
          <table:table-cell table:style-name="ce3" office:value-type="string" calcext:value-type="string">
            <text:p>Q15988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style-name="ce4" table:number-columns-repeated="2"/>
          <table:table-cell table:style-name="ce7" table:formula="of:=CONCATENATE(&quot;https://osm.org/&quot;;[.A19];&quot;/&quot;;[.B19])" office:value-type="string" office:string-value="https://osm.org/relation/3237626" calcext:value-type="string">
            <text:p>https://osm.org/relation/323762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3" office:value-type="float" office:value="3237633" calcext:value-type="float">
            <text:p>3237633</text:p>
          </table:table-cell>
          <table:table-cell table:style-name="ce3" office:value-type="string" calcext:value-type="string">
            <text:p>Rue Pangaert</text:p>
          </table:table-cell>
          <table:table-cell table:style-name="ce3" office:value-type="string" calcext:value-type="string">
            <text:p>Pangaertstraat</text:p>
          </table:table-cell>
          <table:table-cell table:style-name="ce3" office:value-type="string" calcext:value-type="string">
            <text:p>?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style-name="ce4" table:number-columns-repeated="2"/>
          <table:table-cell table:style-name="ce7" table:formula="of:=CONCATENATE(&quot;https://osm.org/&quot;;[.A20];&quot;/&quot;;[.B20])" office:value-type="string" office:string-value="https://osm.org/relation/3237633" calcext:value-type="string">
            <text:p>https://osm.org/relation/323763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3" office:value-type="float" office:value="3237635" calcext:value-type="float">
            <text:p>3237635</text:p>
          </table:table-cell>
          <table:table-cell table:style-name="ce3" office:value-type="string" calcext:value-type="string">
            <text:p>Rue Georges Simpson</text:p>
          </table:table-cell>
          <table:table-cell table:style-name="ce3" office:value-type="string" calcext:value-type="string">
            <text:p>Georges Simpsonstraat</text:p>
          </table:table-cell>
          <table:table-cell table:style-name="ce3" office:value-type="string" calcext:value-type="string">
            <text:p>?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style-name="ce4"/>
          <table:table-cell table:style-name="ce3" office:value-type="string" calcext:value-type="string">
            <text:p>Trop de résultats pour identifier la personne en question</text:p>
          </table:table-cell>
          <table:table-cell table:style-name="ce7" table:formula="of:=CONCATENATE(&quot;https://osm.org/&quot;;[.A21];&quot;/&quot;;[.B21])" office:value-type="string" office:string-value="https://osm.org/relation/3237635" calcext:value-type="string">
            <text:p>https://osm.org/relation/323763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3" office:value-type="float" office:value="3237647" calcext:value-type="float">
            <text:p>3237647</text:p>
          </table:table-cell>
          <table:table-cell table:style-name="ce3" office:value-type="string" calcext:value-type="string">
            <text:p>Rue Louis Delhove</text:p>
          </table:table-cell>
          <table:table-cell table:style-name="ce3" office:value-type="string" calcext:value-type="string">
            <text:p>Louis Delhovestraat</text:p>
          </table:table-cell>
          <table:table-cell table:style-name="ce3" office:value-type="string" calcext:value-type="string">
            <text:p>?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style-name="ce4" table:number-columns-repeated="2"/>
          <table:table-cell table:style-name="ce7" table:formula="of:=CONCATENATE(&quot;https://osm.org/&quot;;[.A22];&quot;/&quot;;[.B22])" office:value-type="string" office:string-value="https://osm.org/relation/3237647" calcext:value-type="string">
            <text:p>https://osm.org/relation/323764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3" office:value-type="float" office:value="3237651" calcext:value-type="float">
            <text:p>3237651</text:p>
          </table:table-cell>
          <table:table-cell table:style-name="ce3" office:value-type="string" calcext:value-type="string">
            <text:p>Avenue Démosthène Poplimont</text:p>
          </table:table-cell>
          <table:table-cell table:style-name="ce3" office:value-type="string" calcext:value-type="string">
            <text:p>Démosthène Poplimontlaan</text:p>
          </table:table-cell>
          <table:table-cell table:style-name="ce3" office:value-type="string" calcext:value-type="string">
            <text:p>?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style-name="ce4" table:number-columns-repeated="2"/>
          <table:table-cell table:style-name="ce7" table:formula="of:=CONCATENATE(&quot;https://osm.org/&quot;;[.A23];&quot;/&quot;;[.B23])" office:value-type="string" office:string-value="https://osm.org/relation/3237651" calcext:value-type="string">
            <text:p>https://osm.org/relation/323765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3" office:value-type="float" office:value="3237663" calcext:value-type="float">
            <text:p>3237663</text:p>
          </table:table-cell>
          <table:table-cell table:style-name="ce3" office:value-type="string" calcext:value-type="string">
            <text:p>Rue Prince Baudouin</text:p>
          </table:table-cell>
          <table:table-cell table:style-name="ce3" office:value-type="string" calcext:value-type="string">
            <text:p>Prins Boudewijnstraat</text:p>
          </table:table-cell>
          <table:table-cell table:style-name="ce3" office:value-type="string" calcext:value-type="string">
            <text:p>Q12976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style-name="ce4" table:number-columns-repeated="2"/>
          <table:table-cell table:style-name="ce7" table:formula="of:=CONCATENATE(&quot;https://osm.org/&quot;;[.A24];&quot;/&quot;;[.B24])" office:value-type="string" office:string-value="https://osm.org/relation/3237663" calcext:value-type="string">
            <text:p>https://osm.org/relation/323766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3" office:value-type="float" office:value="3237687" calcext:value-type="float">
            <text:p>3237687</text:p>
          </table:table-cell>
          <table:table-cell table:style-name="ce3" office:value-type="string" calcext:value-type="string">
            <text:p>Avenue de Jette</text:p>
          </table:table-cell>
          <table:table-cell table:style-name="ce3" office:value-type="string" calcext:value-type="string">
            <text:p>Jetse laan</text:p>
          </table:table-cell>
          <table:table-cell table:style-name="ce4"/>
          <table:table-cell table:style-name="ce3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7" table:formula="of:=CONCATENATE(&quot;https://osm.org/&quot;;[.A25];&quot;/&quot;;[.B25])" office:value-type="string" office:string-value="https://osm.org/relation/3237687" calcext:value-type="string">
            <text:p>https://osm.org/relation/32376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3" office:value-type="float" office:value="3237702" calcext:value-type="float">
            <text:p>3237702</text:p>
          </table:table-cell>
          <table:table-cell table:style-name="ce3" office:value-type="string" calcext:value-type="string">
            <text:p>Rue Eugène Toussaint</text:p>
          </table:table-cell>
          <table:table-cell table:style-name="ce3" office:value-type="string" calcext:value-type="string">
            <text:p>Eugène Toussaintstraat</text:p>
          </table:table-cell>
          <table:table-cell table:style-name="ce3" office:value-type="string" calcext:value-type="string">
            <text:p>?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style-name="ce4"/>
          <table:table-cell table:style-name="ce3" office:value-type="string" calcext:value-type="string">
            <text:p>Doublon</text:p>
          </table:table-cell>
          <table:table-cell table:style-name="ce7" table:formula="of:=CONCATENATE(&quot;https://osm.org/&quot;;[.A26];&quot;/&quot;;[.B26])" office:value-type="string" office:string-value="https://osm.org/relation/3237702" calcext:value-type="string">
            <text:p>https://osm.org/relation/32377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3" office:value-type="float" office:value="3237703" calcext:value-type="float">
            <text:p>3237703</text:p>
          </table:table-cell>
          <table:table-cell table:style-name="ce3" office:value-type="string" calcext:value-type="string">
            <text:p>Rue du Saule</text:p>
          </table:table-cell>
          <table:table-cell table:style-name="ce3" office:value-type="string" calcext:value-type="string">
            <text:p>Wilgstraat</text:p>
          </table:table-cell>
          <table:table-cell table:style-name="ce4"/>
          <table:table-cell table:style-name="ce3" table:content-validation-name="val1" office:value-type="string" calcext:value-type="string">
            <text:p>Pas une personne/Geen persoon</text:p>
          </table:table-cell>
          <table:table-cell table:style-name="ce4"/>
          <table:table-cell table:style-name="ce3" office:value-type="string" calcext:value-type="string">
            <text:p>Doublon</text:p>
          </table:table-cell>
          <table:table-cell table:style-name="ce7" table:formula="of:=CONCATENATE(&quot;https://osm.org/&quot;;[.A27];&quot;/&quot;;[.B27])" office:value-type="string" office:string-value="https://osm.org/relation/3237703" calcext:value-type="string">
            <text:p>https://osm.org/relation/32377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3" office:value-type="float" office:value="3237706" calcext:value-type="float">
            <text:p>3237706</text:p>
          </table:table-cell>
          <table:table-cell table:style-name="ce3" office:value-type="string" calcext:value-type="string">
            <text:p>Rue Communale</text:p>
          </table:table-cell>
          <table:table-cell table:style-name="ce3" office:value-type="string" calcext:value-type="string">
            <text:p>Gemeentestraat</text:p>
          </table:table-cell>
          <table:table-cell table:style-name="ce4"/>
          <table:table-cell table:style-name="ce3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7" table:formula="of:=CONCATENATE(&quot;https://osm.org/&quot;;[.A28];&quot;/&quot;;[.B28])" office:value-type="string" office:string-value="https://osm.org/relation/3237706" calcext:value-type="string">
            <text:p>https://osm.org/relation/323770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3" office:value-type="float" office:value="3237707" calcext:value-type="float">
            <text:p>3237707</text:p>
          </table:table-cell>
          <table:table-cell table:style-name="ce3" office:value-type="string" calcext:value-type="string">
            <text:p>Rue Joseph Verhasselt</text:p>
          </table:table-cell>
          <table:table-cell table:style-name="ce3" office:value-type="string" calcext:value-type="string">
            <text:p>Joseph Verhasseltstraat</text:p>
          </table:table-cell>
          <table:table-cell table:style-name="ce3" office:value-type="string" calcext:value-type="string">
            <text:p>?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style-name="ce4" table:number-columns-repeated="2"/>
          <table:table-cell table:style-name="ce7" table:formula="of:=CONCATENATE(&quot;https://osm.org/&quot;;[.A29];&quot;/&quot;;[.B29])" office:value-type="string" office:string-value="https://osm.org/relation/3237707" calcext:value-type="string">
            <text:p>https://osm.org/relation/323770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3" office:value-type="float" office:value="3237711" calcext:value-type="float">
            <text:p>3237711</text:p>
          </table:table-cell>
          <table:table-cell table:style-name="ce3" office:value-type="string" calcext:value-type="string">
            <text:p>Drève de la Charte</text:p>
          </table:table-cell>
          <table:table-cell table:style-name="ce3" office:value-type="string" calcext:value-type="string">
            <text:p>Keuredreef</text:p>
          </table:table-cell>
          <table:table-cell table:style-name="ce4"/>
          <table:table-cell table:style-name="ce3" table:content-validation-name="val1" office:value-type="string" calcext:value-type="string">
            <text:p>Pas une personne/Geen persoon</text:p>
          </table:table-cell>
          <table:table-cell table:style-name="ce4"/>
          <table:table-cell table:style-name="ce3" office:value-type="string" calcext:value-type="string">
            <text:p>Doublon</text:p>
          </table:table-cell>
          <table:table-cell table:style-name="ce7" table:formula="of:=CONCATENATE(&quot;https://osm.org/&quot;;[.A30];&quot;/&quot;;[.B30])" office:value-type="string" office:string-value="https://osm.org/relation/3237711" calcext:value-type="string">
            <text:p>https://osm.org/relation/323771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3" office:value-type="float" office:value="3238592" calcext:value-type="float">
            <text:p>3238592</text:p>
          </table:table-cell>
          <table:table-cell table:style-name="ce3" office:value-type="string" calcext:value-type="string">
            <text:p>Rue Albert Lacroix</text:p>
          </table:table-cell>
          <table:table-cell table:style-name="ce3" office:value-type="string" calcext:value-type="string">
            <text:p>Albert Lacroixstraat</text:p>
          </table:table-cell>
          <table:table-cell table:style-name="ce3" office:value-type="string" calcext:value-type="string">
            <text:p>Q2831305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style-name="ce4" table:number-columns-repeated="2"/>
          <table:table-cell table:style-name="ce7" table:formula="of:=CONCATENATE(&quot;https://osm.org/&quot;;[.A31];&quot;/&quot;;[.B31])" office:value-type="string" office:string-value="https://osm.org/relation/3238592" calcext:value-type="string">
            <text:p>https://osm.org/relation/323859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3" office:value-type="float" office:value="3238594" calcext:value-type="float">
            <text:p>3238594</text:p>
          </table:table-cell>
          <table:table-cell table:style-name="ce3" office:value-type="string" calcext:value-type="string">
            <text:p>Rue Heideken</text:p>
          </table:table-cell>
          <table:table-cell table:style-name="ce3" office:value-type="string" calcext:value-type="string">
            <text:p>Heidekenstraat</text:p>
          </table:table-cell>
          <table:table-cell table:style-name="ce3"/>
          <table:table-cell table:style-name="ce3" table:content-validation-name="val1" office:value-type="string" calcext:value-type="string">
            <text:p>Pas une personne/Geen persoon</text:p>
          </table:table-cell>
          <table:table-cell table:style-name="ce4"/>
          <table:table-cell table:style-name="ce3" office:value-type="string" calcext:value-type="string">
            <text:p>Nom de famille générique</text:p>
          </table:table-cell>
          <table:table-cell table:style-name="ce7" table:formula="of:=CONCATENATE(&quot;https://osm.org/&quot;;[.A32];&quot;/&quot;;[.B32])" office:value-type="string" office:string-value="https://osm.org/relation/3238594" calcext:value-type="string">
            <text:p>https://osm.org/relation/323859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3" office:value-type="float" office:value="3238603" calcext:value-type="float">
            <text:p>3238603</text:p>
          </table:table-cell>
          <table:table-cell table:style-name="ce3" office:value-type="string" calcext:value-type="string">
            <text:p>Avenue de l'Exposition Universelle</text:p>
          </table:table-cell>
          <table:table-cell table:style-name="ce3" office:value-type="string" calcext:value-type="string">
            <text:p>Wereldtentoonstellingslaan</text:p>
          </table:table-cell>
          <table:table-cell table:style-name="ce4"/>
          <table:table-cell table:style-name="ce3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7" table:formula="of:=CONCATENATE(&quot;https://osm.org/&quot;;[.A33];&quot;/&quot;;[.B33])" office:value-type="string" office:string-value="https://osm.org/relation/3238603" calcext:value-type="string">
            <text:p>https://osm.org/relation/32386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3" office:value-type="float" office:value="3238641" calcext:value-type="float">
            <text:p>3238641</text:p>
          </table:table-cell>
          <table:table-cell table:style-name="ce3" office:value-type="string" calcext:value-type="string">
            <text:p>Drève de Rivieren</text:p>
          </table:table-cell>
          <table:table-cell table:style-name="ce3" office:value-type="string" calcext:value-type="string">
            <text:p>de Rivierendreef</text:p>
          </table:table-cell>
          <table:table-cell table:style-name="ce4"/>
          <table:table-cell table:style-name="ce3" table:content-validation-name="val1" office:value-type="string" calcext:value-type="string">
            <text:p>Pas une personne/Geen persoon</text:p>
          </table:table-cell>
          <table:table-cell table:style-name="ce4"/>
          <table:table-cell table:style-name="ce3" office:value-type="string" calcext:value-type="string">
            <text:p>Doublon</text:p>
          </table:table-cell>
          <table:table-cell table:style-name="ce7" table:formula="of:=CONCATENATE(&quot;https://osm.org/&quot;;[.A34];&quot;/&quot;;[.B34])" office:value-type="string" office:string-value="https://osm.org/relation/3238641" calcext:value-type="string">
            <text:p>https://osm.org/relation/32386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3" office:value-type="float" office:value="3238664" calcext:value-type="float">
            <text:p>3238664</text:p>
          </table:table-cell>
          <table:table-cell table:style-name="ce3" office:value-type="string" calcext:value-type="string">
            <text:p>Rue Frans Vervaeck</text:p>
          </table:table-cell>
          <table:table-cell table:style-name="ce3" office:value-type="string" calcext:value-type="string">
            <text:p>Frans Vervaeckstraat</text:p>
          </table:table-cell>
          <table:table-cell table:style-name="ce3" office:value-type="string" calcext:value-type="string">
            <text:p>?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style-name="ce4" table:number-columns-repeated="2"/>
          <table:table-cell table:style-name="ce7" table:formula="of:=CONCATENATE(&quot;https://osm.org/&quot;;[.A35];&quot;/&quot;;[.B35])" office:value-type="string" office:string-value="https://osm.org/relation/3238664" calcext:value-type="string">
            <text:p>https://osm.org/relation/32386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3" office:value-type="float" office:value="3238665" calcext:value-type="float">
            <text:p>3238665</text:p>
          </table:table-cell>
          <table:table-cell table:style-name="ce3" office:value-type="string" calcext:value-type="string">
            <text:p>Rue de la Fenaison</text:p>
          </table:table-cell>
          <table:table-cell table:style-name="ce3" office:value-type="string" calcext:value-type="string">
            <text:p>Hooitijdstraat</text:p>
          </table:table-cell>
          <table:table-cell table:style-name="ce4"/>
          <table:table-cell table:style-name="ce3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7" table:formula="of:=CONCATENATE(&quot;https://osm.org/&quot;;[.A36];&quot;/&quot;;[.B36])" office:value-type="string" office:string-value="https://osm.org/relation/3238665" calcext:value-type="string">
            <text:p>https://osm.org/relation/323866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3" office:value-type="float" office:value="3238666" calcext:value-type="float">
            <text:p>3238666</text:p>
          </table:table-cell>
          <table:table-cell table:style-name="ce3" office:value-type="string" calcext:value-type="string">
            <text:p>Rue Richard Braibant</text:p>
          </table:table-cell>
          <table:table-cell table:style-name="ce3" office:value-type="string" calcext:value-type="string">
            <text:p>Richard Braibantstraat</text:p>
          </table:table-cell>
          <table:table-cell table:style-name="ce4"/>
          <table:table-cell table:style-name="ce3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bel-memorial.org/photos_antwerpen/breendonk/BRAIBANT_Richard_10635.htm" xlink:type="simple">https://bel-memorial.org/photos_antwerpen/breendonk/BRAIBANT_Richard_10635.htm</text:a></text:p>
          </table:table-cell>
          <table:table-cell table:style-name="ce4"/>
          <table:table-cell table:style-name="ce7" table:formula="of:=CONCATENATE(&quot;https://osm.org/&quot;;[.A37];&quot;/&quot;;[.B37])" office:value-type="string" office:string-value="https://osm.org/relation/3238666" calcext:value-type="string">
            <text:p>https://osm.org/relation/323866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3" office:value-type="float" office:value="3238669" calcext:value-type="float">
            <text:p>3238669</text:p>
          </table:table-cell>
          <table:table-cell table:style-name="ce3" office:value-type="string" calcext:value-type="string">
            <text:p>Square du Centenaire</text:p>
          </table:table-cell>
          <table:table-cell table:style-name="ce3" office:value-type="string" calcext:value-type="string">
            <text:p>Eeuwfeestsquare</text:p>
          </table:table-cell>
          <table:table-cell table:style-name="ce4"/>
          <table:table-cell table:style-name="ce3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7" table:formula="of:=CONCATENATE(&quot;https://osm.org/&quot;;[.A38];&quot;/&quot;;[.B38])" office:value-type="string" office:string-value="https://osm.org/relation/3238669" calcext:value-type="string">
            <text:p>https://osm.org/relation/323866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3" office:value-type="float" office:value="3238671" calcext:value-type="float">
            <text:p>3238671</text:p>
          </table:table-cell>
          <table:table-cell table:style-name="ce3" office:value-type="string" calcext:value-type="string">
            <text:p>Place du Home</text:p>
          </table:table-cell>
          <table:table-cell table:style-name="ce3" office:value-type="string" calcext:value-type="string">
            <text:p>Homeplein</text:p>
          </table:table-cell>
          <table:table-cell table:style-name="ce4"/>
          <table:table-cell table:style-name="ce3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7" table:formula="of:=CONCATENATE(&quot;https://osm.org/&quot;;[.A39];&quot;/&quot;;[.B39])" office:value-type="string" office:string-value="https://osm.org/relation/3238671" calcext:value-type="string">
            <text:p>https://osm.org/relation/323867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3" office:value-type="float" office:value="3238679" calcext:value-type="float">
            <text:p>3238679</text:p>
          </table:table-cell>
          <table:table-cell table:style-name="ce3" office:value-type="string" calcext:value-type="string">
            <text:p>Drève des Lignages</text:p>
          </table:table-cell>
          <table:table-cell table:style-name="ce3" office:value-type="string" calcext:value-type="string">
            <text:p>Geslachtendreef</text:p>
          </table:table-cell>
          <table:table-cell table:style-name="ce4"/>
          <table:table-cell table:style-name="ce3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7" table:formula="of:=CONCATENATE(&quot;https://osm.org/&quot;;[.A40];&quot;/&quot;;[.B40])" office:value-type="string" office:string-value="https://osm.org/relation/3238679" calcext:value-type="string">
            <text:p>https://osm.org/relation/323867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3" office:value-type="float" office:value="3238871" calcext:value-type="float">
            <text:p>3238871</text:p>
          </table:table-cell>
          <table:table-cell table:style-name="ce3" office:value-type="string" calcext:value-type="string">
            <text:p>Rue Jean-Baptiste Van Pagé</text:p>
          </table:table-cell>
          <table:table-cell table:style-name="ce3" office:value-type="string" calcext:value-type="string">
            <text:p>Jean-Baptiste Van Pagéstraat</text:p>
          </table:table-cell>
          <table:table-cell table:style-name="ce3" office:value-type="string" calcext:value-type="string">
            <text:p>?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style-name="ce4" table:number-columns-repeated="2"/>
          <table:table-cell table:style-name="ce7" table:formula="of:=CONCATENATE(&quot;https://osm.org/&quot;;[.A41];&quot;/&quot;;[.B41])" office:value-type="string" office:string-value="https://osm.org/relation/3238871" calcext:value-type="string">
            <text:p>https://osm.org/relation/323887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3" office:value-type="float" office:value="3238873" calcext:value-type="float">
            <text:p>3238873</text:p>
          </table:table-cell>
          <table:table-cell table:style-name="ce3" office:value-type="string" calcext:value-type="string">
            <text:p>Avenue Georges Leclercq</text:p>
          </table:table-cell>
          <table:table-cell table:style-name="ce3" office:value-type="string" calcext:value-type="string">
            <text:p>Georges Leclercqlaan</text:p>
          </table:table-cell>
          <table:table-cell table:style-name="ce3" office:value-type="string" calcext:value-type="string">
            <text:p>Q3103063 ; Q7191993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style-name="ce4" table:number-columns-repeated="2"/>
          <table:table-cell table:style-name="ce7" table:formula="of:=CONCATENATE(&quot;https://osm.org/&quot;;[.A42];&quot;/&quot;;[.B42])" office:value-type="string" office:string-value="https://osm.org/relation/3238873" calcext:value-type="string">
            <text:p>https://osm.org/relation/323887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3" office:value-type="float" office:value="3238877" calcext:value-type="float">
            <text:p>3238877</text:p>
          </table:table-cell>
          <table:table-cell table:style-name="ce3" office:value-type="string" calcext:value-type="string">
            <text:p>Rue Joseph Druez</text:p>
          </table:table-cell>
          <table:table-cell table:style-name="ce3" office:value-type="string" calcext:value-type="string">
            <text:p>Joseph Druezstraat</text:p>
          </table:table-cell>
          <table:table-cell table:style-name="ce3" office:value-type="string" calcext:value-type="string">
            <text:p>?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style-name="ce4" table:number-columns-repeated="2"/>
          <table:table-cell table:style-name="ce7" table:formula="of:=CONCATENATE(&quot;https://osm.org/&quot;;[.A43];&quot;/&quot;;[.B43])" office:value-type="string" office:string-value="https://osm.org/relation/3238877" calcext:value-type="string">
            <text:p>https://osm.org/relation/323887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3" office:value-type="float" office:value="3238878" calcext:value-type="float">
            <text:p>3238878</text:p>
          </table:table-cell>
          <table:table-cell table:style-name="ce3" office:value-type="string" calcext:value-type="string">
            <text:p>Rue Léon Matheys</text:p>
          </table:table-cell>
          <table:table-cell table:style-name="ce3" office:value-type="string" calcext:value-type="string">
            <text:p>Léon Matheysstraat</text:p>
          </table:table-cell>
          <table:table-cell table:style-name="ce3" office:value-type="string" calcext:value-type="string">
            <text:p>?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style-name="ce4" table:number-columns-repeated="2"/>
          <table:table-cell table:style-name="ce7" table:formula="of:=CONCATENATE(&quot;https://osm.org/&quot;;[.A44];&quot;/&quot;;[.B44])" office:value-type="string" office:string-value="https://osm.org/relation/3238878" calcext:value-type="string">
            <text:p>https://osm.org/relation/323887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3" office:value-type="float" office:value="3238880" calcext:value-type="float">
            <text:p>3238880</text:p>
          </table:table-cell>
          <table:table-cell table:style-name="ce3" office:value-type="string" calcext:value-type="string">
            <text:p>Rue Guy Mottard</text:p>
          </table:table-cell>
          <table:table-cell table:style-name="ce3" office:value-type="string" calcext:value-type="string">
            <text:p>Guy Mottardstraat</text:p>
          </table:table-cell>
          <table:table-cell table:style-name="ce3" office:value-type="string" calcext:value-type="string">
            <text:p>?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style-name="ce4" table:number-columns-repeated="2"/>
          <table:table-cell table:style-name="ce7" table:formula="of:=CONCATENATE(&quot;https://osm.org/&quot;;[.A45];&quot;/&quot;;[.B45])" office:value-type="string" office:string-value="https://osm.org/relation/3238880" calcext:value-type="string">
            <text:p>https://osm.org/relation/323888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8881" calcext:value-type="float">
            <text:p>3238881</text:p>
          </table:table-cell>
          <table:table-cell table:style-name="ce2" office:value-type="string" calcext:value-type="string">
            <text:p>Rue Jean De Greef</text:p>
          </table:table-cell>
          <table:table-cell table:style-name="ce2" office:value-type="string" calcext:value-type="string">
            <text:p>Jean De Greefstraat</text:p>
          </table:table-cell>
          <table:table-cell table:style-name="ce2" office:value-type="string" calcext:value-type="string">
            <text:p>Q8506171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4"/>
          <table:table-cell table:style-name="ce7" table:formula="of:=CONCATENATE(&quot;https://osm.org/&quot;;[.A46];&quot;/&quot;;[.B46])" office:value-type="string" office:string-value="https://osm.org/relation/3238881" calcext:value-type="string">
            <text:p>https://osm.org/relation/323888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8908" calcext:value-type="float">
            <text:p>3238908</text:p>
          </table:table-cell>
          <table:table-cell table:style-name="ce2" office:value-type="string" calcext:value-type="string">
            <text:p>Avenue Van Overbeke</text:p>
          </table:table-cell>
          <table:table-cell table:style-name="ce2" office:value-type="string" calcext:value-type="string">
            <text:p>Van Overbeke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3" office:value-type="string" calcext:value-type="string">
            <text:p>Nom de famille générique</text:p>
          </table:table-cell>
          <table:table-cell table:style-name="ce7" table:formula="of:=CONCATENATE(&quot;https://osm.org/&quot;;[.A47];&quot;/&quot;;[.B47])" office:value-type="string" office:string-value="https://osm.org/relation/3238908" calcext:value-type="string">
            <text:p>https://osm.org/relation/323890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9218" calcext:value-type="float">
            <text:p>3239218</text:p>
          </table:table-cell>
          <table:table-cell table:style-name="ce2" office:value-type="string" calcext:value-type="string">
            <text:p>Clos Saint-Martin</text:p>
          </table:table-cell>
          <table:table-cell table:style-name="ce2" office:value-type="string" calcext:value-type="string">
            <text:p>Sint-Martinusgaarde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4"/>
          <table:table-cell table:style-name="ce7" table:formula="of:=CONCATENATE(&quot;https://osm.org/&quot;;[.A48];&quot;/&quot;;[.B48])" office:value-type="string" office:string-value="https://osm.org/relation/3239218" calcext:value-type="string">
            <text:p>https://osm.org/relation/323921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9219" calcext:value-type="float">
            <text:p>3239219</text:p>
          </table:table-cell>
          <table:table-cell table:style-name="ce2" office:value-type="string" calcext:value-type="string">
            <text:p>Rue des Franchises</text:p>
          </table:table-cell>
          <table:table-cell table:style-name="ce2" office:value-type="string" calcext:value-type="string">
            <text:p>Vrijdomm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4"/>
          <table:table-cell table:style-name="ce7" table:formula="of:=CONCATENATE(&quot;https://osm.org/&quot;;[.A49];&quot;/&quot;;[.B49])" office:value-type="string" office:string-value="https://osm.org/relation/3239219" calcext:value-type="string">
            <text:p>https://osm.org/relation/32392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9223" calcext:value-type="float">
            <text:p>3239223</text:p>
          </table:table-cell>
          <table:table-cell table:style-name="ce2" office:value-type="string" calcext:value-type="string">
            <text:p>Place Reine Fabiola</text:p>
          </table:table-cell>
          <table:table-cell table:style-name="ce2" office:value-type="string" calcext:value-type="string">
            <text:p>Koningin Fabiolaplein</text:p>
          </table:table-cell>
          <table:table-cell table:style-name="ce2" office:value-type="string" calcext:value-type="string">
            <text:p>Q231171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/>
          <table:table-cell table:style-name="ce4"/>
          <table:table-cell table:style-name="ce7" table:formula="of:=CONCATENATE(&quot;https://osm.org/&quot;;[.A50];&quot;/&quot;;[.B50])" office:value-type="string" office:string-value="https://osm.org/relation/3239223" calcext:value-type="string">
            <text:p>https://osm.org/relation/32392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9238" calcext:value-type="float">
            <text:p>3239238</text:p>
          </table:table-cell>
          <table:table-cell table:style-name="ce2" office:value-type="string" calcext:value-type="string">
            <text:p>Avenue Louis De Brouckère</text:p>
          </table:table-cell>
          <table:table-cell table:style-name="ce2" office:value-type="string" calcext:value-type="string">
            <text:p>Louis De Brouckèrelaan</text:p>
          </table:table-cell>
          <table:table-cell table:style-name="ce2" office:value-type="string" calcext:value-type="string">
            <text:p>Q98001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4"/>
          <table:table-cell table:style-name="ce7" table:formula="of:=CONCATENATE(&quot;https://osm.org/&quot;;[.A51];&quot;/&quot;;[.B51])" office:value-type="string" office:string-value="https://osm.org/relation/3239238" calcext:value-type="string">
            <text:p>https://osm.org/relation/32392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9239" calcext:value-type="float">
            <text:p>3239239</text:p>
          </table:table-cell>
          <table:table-cell table:style-name="ce2" office:value-type="string" calcext:value-type="string">
            <text:p>Avenue Pieter Goedefroy</text:p>
          </table:table-cell>
          <table:table-cell table:style-name="ce2" office:value-type="string" calcext:value-type="string">
            <text:p>Pieter Goedefroylaan</text:p>
          </table:table-cell>
          <table:table-cell table:style-name="ce2" office:value-type="string" calcext:value-type="string">
            <text:p>?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4"/>
          <table:table-cell table:style-name="ce7" table:formula="of:=CONCATENATE(&quot;https://osm.org/&quot;;[.A52];&quot;/&quot;;[.B52])" office:value-type="string" office:string-value="https://osm.org/relation/3239239" calcext:value-type="string">
            <text:p>https://osm.org/relation/323923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9241" calcext:value-type="float">
            <text:p>3239241</text:p>
          </table:table-cell>
          <table:table-cell table:style-name="ce2" office:value-type="string" calcext:value-type="string">
            <text:p>Rue Charles Moens</text:p>
          </table:table-cell>
          <table:table-cell table:style-name="ce2" office:value-type="string" calcext:value-type="string">
            <text:p>Charles Moensstraat</text:p>
          </table:table-cell>
          <table:table-cell table:style-name="ce2" office:value-type="string" calcext:value-type="string">
            <text:p>?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4"/>
          <table:table-cell table:style-name="ce7" table:formula="of:=CONCATENATE(&quot;https://osm.org/&quot;;[.A53];&quot;/&quot;;[.B53])" office:value-type="string" office:string-value="https://osm.org/relation/3239241" calcext:value-type="string">
            <text:p>https://osm.org/relation/32392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9243" calcext:value-type="float">
            <text:p>3239243</text:p>
          </table:table-cell>
          <table:table-cell table:style-name="ce2" office:value-type="string" calcext:value-type="string">
            <text:p>Rue de l'Education</text:p>
          </table:table-cell>
          <table:table-cell table:style-name="ce2" office:value-type="string" calcext:value-type="string">
            <text:p>Opvoeding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54];&quot;/&quot;;[.B54])" office:value-type="string" office:string-value="https://osm.org/relation/3239243" calcext:value-type="string">
            <text:p>https://osm.org/relation/323924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9287" calcext:value-type="float">
            <text:p>3239287</text:p>
          </table:table-cell>
          <table:table-cell table:style-name="ce2" office:value-type="string" calcext:value-type="string">
            <text:p>Rue Henri Meuwis</text:p>
          </table:table-cell>
          <table:table-cell table:style-name="ce2" office:value-type="string" calcext:value-type="string">
            <text:p>Henri Meuwisstraat</text:p>
          </table:table-cell>
          <table:table-cell table:style-name="ce2" office:value-type="string" calcext:value-type="string">
            <text:p>?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55];&quot;/&quot;;[.B55])" office:value-type="string" office:string-value="https://osm.org/relation/3239287" calcext:value-type="string">
            <text:p>https://osm.org/relation/32392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9318" calcext:value-type="float">
            <text:p>3239318</text:p>
          </table:table-cell>
          <table:table-cell table:style-name="ce2" office:value-type="string" calcext:value-type="string">
            <text:p>Avenue de la Réforme</text:p>
          </table:table-cell>
          <table:table-cell table:style-name="ce2" office:value-type="string" calcext:value-type="string">
            <text:p>Hervorming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56];&quot;/&quot;;[.B56])" office:value-type="string" office:string-value="https://osm.org/relation/3239318" calcext:value-type="string">
            <text:p>https://osm.org/relation/323931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9332" calcext:value-type="float">
            <text:p>3239332</text:p>
          </table:table-cell>
          <table:table-cell table:style-name="ce2" office:value-type="string" calcext:value-type="string">
            <text:p>Place Guido Gezelle</text:p>
          </table:table-cell>
          <table:table-cell table:style-name="ce2" office:value-type="string" calcext:value-type="string">
            <text:p>Guido Gezelleplein</text:p>
          </table:table-cell>
          <table:table-cell table:style-name="ce2" office:value-type="string" calcext:value-type="string">
            <text:p>Q33697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57];&quot;/&quot;;[.B57])" office:value-type="string" office:string-value="https://osm.org/relation/3239332" calcext:value-type="string">
            <text:p>https://osm.org/relation/32393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9339" calcext:value-type="float">
            <text:p>3239339</text:p>
          </table:table-cell>
          <table:table-cell table:style-name="ce2" office:value-type="string" calcext:value-type="string">
            <text:p>Rue Zeyp</text:p>
          </table:table-cell>
          <table:table-cell table:style-name="ce2" office:value-type="string" calcext:value-type="string">
            <text:p>Zeyp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58];&quot;/&quot;;[.B58])" office:value-type="string" office:string-value="https://osm.org/relation/3239339" calcext:value-type="string">
            <text:p>https://osm.org/relation/323933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9356" calcext:value-type="float">
            <text:p>3239356</text:p>
          </table:table-cell>
          <table:table-cell table:style-name="ce2" office:value-type="string" calcext:value-type="string">
            <text:p>Rue de l'Eglise Saint-Martin</text:p>
          </table:table-cell>
          <table:table-cell table:style-name="ce2" office:value-type="string" calcext:value-type="string">
            <text:p>Sint-Martinusker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59];&quot;/&quot;;[.B59])" office:value-type="string" office:string-value="https://osm.org/relation/3239356" calcext:value-type="string">
            <text:p>https://osm.org/relation/323935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9361" calcext:value-type="float">
            <text:p>3239361</text:p>
          </table:table-cell>
          <table:table-cell table:style-name="ce2" office:value-type="string" calcext:value-type="string">
            <text:p>Place des Sorbiers</text:p>
          </table:table-cell>
          <table:table-cell table:style-name="ce2" office:value-type="string" calcext:value-type="string">
            <text:p>Sorbeboom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60];&quot;/&quot;;[.B60])" office:value-type="string" office:string-value="https://osm.org/relation/3239361" calcext:value-type="string">
            <text:p>https://osm.org/relation/32393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9411" calcext:value-type="float">
            <text:p>3239411</text:p>
          </table:table-cell>
          <table:table-cell table:style-name="ce2" office:value-type="string" calcext:value-type="string">
            <text:p>Drève du Château</text:p>
          </table:table-cell>
          <table:table-cell table:style-name="ce2" office:value-type="string" calcext:value-type="string">
            <text:p>Kasteel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61];&quot;/&quot;;[.B61])" office:value-type="string" office:string-value="https://osm.org/relation/3239411" calcext:value-type="string">
            <text:p>https://osm.org/relation/323941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9425" calcext:value-type="float">
            <text:p>3239425</text:p>
          </table:table-cell>
          <table:table-cell table:style-name="ce2" office:value-type="string" calcext:value-type="string">
            <text:p>Avenue Mathieu De Jonge</text:p>
          </table:table-cell>
          <table:table-cell table:style-name="ce2" office:value-type="string" calcext:value-type="string">
            <text:p>Mathieu De Jongelaan</text:p>
          </table:table-cell>
          <table:table-cell table:style-name="ce2" office:value-type="string" calcext:value-type="string">
            <text:p>Q1624546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62];&quot;/&quot;;[.B62])" office:value-type="string" office:string-value="https://osm.org/relation/3239425" calcext:value-type="string">
            <text:p>https://osm.org/relation/32394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9693" calcext:value-type="float">
            <text:p>3239693</text:p>
          </table:table-cell>
          <table:table-cell table:style-name="ce2" office:value-type="string" calcext:value-type="string">
            <text:p>Avenue Beethoven</text:p>
          </table:table-cell>
          <table:table-cell table:style-name="ce2" office:value-type="string" calcext:value-type="string">
            <text:p>Beethovenlaan</text:p>
          </table:table-cell>
          <table:table-cell table:style-name="ce2" office:value-type="string" calcext:value-type="string">
            <text:p>Q25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63];&quot;/&quot;;[.B63])" office:value-type="string" office:string-value="https://osm.org/relation/3239693" calcext:value-type="string">
            <text:p>https://osm.org/relation/323969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9696" calcext:value-type="float">
            <text:p>3239696</text:p>
          </table:table-cell>
          <table:table-cell table:style-name="ce2" office:value-type="string" calcext:value-type="string">
            <text:p>Avenue Verdi</text:p>
          </table:table-cell>
          <table:table-cell table:style-name="ce2" office:value-type="string" calcext:value-type="string">
            <text:p>Verdilaan</text:p>
          </table:table-cell>
          <table:table-cell table:style-name="ce2" office:value-type="string" calcext:value-type="string">
            <text:p>Q731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64];&quot;/&quot;;[.B64])" office:value-type="string" office:string-value="https://osm.org/relation/3239696" calcext:value-type="string">
            <text:p>https://osm.org/relation/323969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9699" calcext:value-type="float">
            <text:p>3239699</text:p>
          </table:table-cell>
          <table:table-cell table:style-name="ce2" office:value-type="string" calcext:value-type="string">
            <text:p>Avenue des Troubadours</text:p>
          </table:table-cell>
          <table:table-cell table:style-name="ce2" office:value-type="string" calcext:value-type="string">
            <text:p>Troubadour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65];&quot;/&quot;;[.B65])" office:value-type="string" office:string-value="https://osm.org/relation/3239699" calcext:value-type="string">
            <text:p>https://osm.org/relation/32396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9708" calcext:value-type="float">
            <text:p>3239708</text:p>
          </table:table-cell>
          <table:table-cell table:style-name="ce2" office:value-type="string" calcext:value-type="string">
            <text:p>Square de la Diligence</text:p>
          </table:table-cell>
          <table:table-cell table:style-name="ce2" office:value-type="string" calcext:value-type="string">
            <text:p>Postkoetssquar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66];&quot;/&quot;;[.B66])" office:value-type="string" office:string-value="https://osm.org/relation/3239708" calcext:value-type="string">
            <text:p>https://osm.org/relation/323970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9709" calcext:value-type="float">
            <text:p>3239709</text:p>
          </table:table-cell>
          <table:table-cell table:style-name="ce2" office:value-type="string" calcext:value-type="string">
            <text:p>Avenue Richard Mazza</text:p>
          </table:table-cell>
          <table:table-cell table:style-name="ce2" office:value-type="string" calcext:value-type="string">
            <text:p>Richard Mazzalaan</text:p>
          </table:table-cell>
          <table:table-cell table:style-name="ce2" office:value-type="string" calcext:value-type="string">
            <text:p>?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Q24053565 ?</text:p>
          </table:table-cell>
          <table:table-cell/>
          <table:table-cell table:style-name="ce7" table:formula="of:=CONCATENATE(&quot;https://osm.org/&quot;;[.A67];&quot;/&quot;;[.B67])" office:value-type="string" office:string-value="https://osm.org/relation/3239709" calcext:value-type="string">
            <text:p>https://osm.org/relation/323970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9717" calcext:value-type="float">
            <text:p>3239717</text:p>
          </table:table-cell>
          <table:table-cell table:style-name="ce2" office:value-type="string" calcext:value-type="string">
            <text:p>Square des Oriflammes</text:p>
          </table:table-cell>
          <table:table-cell table:style-name="ce2" office:value-type="string" calcext:value-type="string">
            <text:p>Oriflammensquar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68];&quot;/&quot;;[.B68])" office:value-type="string" office:string-value="https://osm.org/relation/3239717" calcext:value-type="string">
            <text:p>https://osm.org/relation/32397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9719" calcext:value-type="float">
            <text:p>3239719</text:p>
          </table:table-cell>
          <table:table-cell table:style-name="ce2" office:value-type="string" calcext:value-type="string">
            <text:p>Square des Privilèges</text:p>
          </table:table-cell>
          <table:table-cell table:style-name="ce2" office:value-type="string" calcext:value-type="string">
            <text:p>Privilegiënsquar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69];&quot;/&quot;;[.B69])" office:value-type="string" office:string-value="https://osm.org/relation/3239719" calcext:value-type="string">
            <text:p>https://osm.org/relation/32397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9726" calcext:value-type="float">
            <text:p>3239726</text:p>
          </table:table-cell>
          <table:table-cell table:style-name="ce2" office:value-type="string" calcext:value-type="string">
            <text:p>Avenue des Quatre-vingts Hêtres</text:p>
          </table:table-cell>
          <table:table-cell table:style-name="ce2" office:value-type="string" calcext:value-type="string">
            <text:p>Tachtigbeuk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70];&quot;/&quot;;[.B70])" office:value-type="string" office:string-value="https://osm.org/relation/3239726" calcext:value-type="string">
            <text:p>https://osm.org/relation/323972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9849" calcext:value-type="float">
            <text:p>3239849</text:p>
          </table:table-cell>
          <table:table-cell table:style-name="ce2" office:value-type="string" calcext:value-type="string">
            <text:p>Avenue Henri Feuillien</text:p>
          </table:table-cell>
          <table:table-cell table:style-name="ce2" office:value-type="string" calcext:value-type="string">
            <text:p>Henri Feuillienlaan</text:p>
          </table:table-cell>
          <table:table-cell table:style-name="ce2" office:value-type="string" calcext:value-type="string">
            <text:p>?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71];&quot;/&quot;;[.B71])" office:value-type="string" office:string-value="https://osm.org/relation/3239849" calcext:value-type="string">
            <text:p>https://osm.org/relation/32398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9853" calcext:value-type="float">
            <text:p>3239853</text:p>
          </table:table-cell>
          <table:table-cell table:style-name="ce2" office:value-type="string" calcext:value-type="string">
            <text:p>Clos des Tarins</text:p>
          </table:table-cell>
          <table:table-cell table:style-name="ce2" office:value-type="string" calcext:value-type="string">
            <text:p>Sijsjes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72];&quot;/&quot;;[.B72])" office:value-type="string" office:string-value="https://osm.org/relation/3239853" calcext:value-type="string">
            <text:p>https://osm.org/relation/32398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9856" calcext:value-type="float">
            <text:p>3239856</text:p>
          </table:table-cell>
          <table:table-cell table:style-name="ce2" office:value-type="string" calcext:value-type="string">
            <text:p>Avenue Joseph Peereboom</text:p>
          </table:table-cell>
          <table:table-cell table:style-name="ce2" office:value-type="string" calcext:value-type="string">
            <text:p>Joseph Peereboomlaan</text:p>
          </table:table-cell>
          <table:table-cell table:style-name="ce2" office:value-type="string" calcext:value-type="string">
            <text:p>Q1742915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73];&quot;/&quot;;[.B73])" office:value-type="string" office:string-value="https://osm.org/relation/3239856" calcext:value-type="string">
            <text:p>https://osm.org/relation/323985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9859" calcext:value-type="float">
            <text:p>3239859</text:p>
          </table:table-cell>
          <table:table-cell table:style-name="ce2" office:value-type="string" calcext:value-type="string">
            <text:p>Clos du Sippelberg</text:p>
          </table:table-cell>
          <table:table-cell table:style-name="ce2" office:value-type="string" calcext:value-type="string">
            <text:p>Sippelberg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74];&quot;/&quot;;[.B74])" office:value-type="string" office:string-value="https://osm.org/relation/3239859" calcext:value-type="string">
            <text:p>https://osm.org/relation/323985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9861" calcext:value-type="float">
            <text:p>3239861</text:p>
          </table:table-cell>
          <table:table-cell table:style-name="ce2" office:value-type="string" calcext:value-type="string">
            <text:p>Rue de l'Ancien Presbytère</text:p>
          </table:table-cell>
          <table:table-cell table:style-name="ce2" office:value-type="string" calcext:value-type="string">
            <text:p>Oude Pastori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75];&quot;/&quot;;[.B75])" office:value-type="string" office:string-value="https://osm.org/relation/3239861" calcext:value-type="string">
            <text:p>https://osm.org/relation/32398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0332" calcext:value-type="float">
            <text:p>3240332</text:p>
          </table:table-cell>
          <table:table-cell table:style-name="ce2" office:value-type="string" calcext:value-type="string">
            <text:p>Avenue Charles-Quint</text:p>
          </table:table-cell>
          <table:table-cell table:style-name="ce2" office:value-type="string" calcext:value-type="string">
            <text:p>Keizer Karellaan</text:p>
          </table:table-cell>
          <table:table-cell table:style-name="ce2" office:value-type="string" calcext:value-type="string">
            <text:p>Q3250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76];&quot;/&quot;;[.B76])" office:value-type="string" office:string-value="https://osm.org/relation/3240332" calcext:value-type="string">
            <text:p>https://osm.org/relation/32403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0334" calcext:value-type="float">
            <text:p>3240334</text:p>
          </table:table-cell>
          <table:table-cell table:style-name="ce2" office:value-type="string" calcext:value-type="string">
            <text:p>Avenue du Panthéon</text:p>
          </table:table-cell>
          <table:table-cell table:style-name="ce2" office:value-type="string" calcext:value-type="string">
            <text:p>Pantheo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77];&quot;/&quot;;[.B77])" office:value-type="string" office:string-value="https://osm.org/relation/3240334" calcext:value-type="string">
            <text:p>https://osm.org/relation/324033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0337" calcext:value-type="float">
            <text:p>3240337</text:p>
          </table:table-cell>
          <table:table-cell table:style-name="ce2" office:value-type="string" calcext:value-type="string">
            <text:p>Avenue de l'Hôpital Français</text:p>
          </table:table-cell>
          <table:table-cell table:style-name="ce2" office:value-type="string" calcext:value-type="string">
            <text:p>Frans Gasthui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78];&quot;/&quot;;[.B78])" office:value-type="string" office:string-value="https://osm.org/relation/3240337" calcext:value-type="string">
            <text:p>https://osm.org/relation/32403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0346" calcext:value-type="float">
            <text:p>3240346</text:p>
          </table:table-cell>
          <table:table-cell table:style-name="ce2" office:value-type="string" calcext:value-type="string">
            <text:p>Rue Laurent Heirbaut</text:p>
          </table:table-cell>
          <table:table-cell table:style-name="ce2" office:value-type="string" calcext:value-type="string">
            <text:p>Laurent Heirbau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stgilles.brussels/wp-content/uploads/2017/12/inv3_ceremonies_vdef.pdf" xlink:type="simple">https://stgilles.brussels/wp-content/uploads/2017/12/inv3_ceremonies_vdef.pdf</text:a></text:p>
          </table:table-cell>
          <table:table-cell table:style-name="ce2" office:value-type="string" calcext:value-type="string">
            <text:p>Ancien échevin de Ganshoren</text:p>
          </table:table-cell>
          <table:table-cell table:style-name="ce7" table:formula="of:=CONCATENATE(&quot;https://osm.org/&quot;;[.A79];&quot;/&quot;;[.B79])" office:value-type="string" office:string-value="https://osm.org/relation/3240346" calcext:value-type="string">
            <text:p>https://osm.org/relation/32403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0359" calcext:value-type="float">
            <text:p>3240359</text:p>
          </table:table-cell>
          <table:table-cell table:style-name="ce2" office:value-type="string" calcext:value-type="string">
            <text:p>Rue de Termonde</text:p>
          </table:table-cell>
          <table:table-cell table:style-name="ce2" office:value-type="string" calcext:value-type="string">
            <text:p>Dendermonds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80];&quot;/&quot;;[.B80])" office:value-type="string" office:string-value="https://osm.org/relation/3240359" calcext:value-type="string">
            <text:p>https://osm.org/relation/324035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0366" calcext:value-type="float">
            <text:p>3240366</text:p>
          </table:table-cell>
          <table:table-cell table:style-name="ce2" office:value-type="string" calcext:value-type="string">
            <text:p>Rue Oscar Maesschalck</text:p>
          </table:table-cell>
          <table:table-cell table:style-name="ce2" office:value-type="string" calcext:value-type="string">
            <text:p>Oscar Maesschalckstraat</text:p>
          </table:table-cell>
          <table:table-cell table:style-name="ce2" office:value-type="string" calcext:value-type="string">
            <text:p>?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81];&quot;/&quot;;[.B81])" office:value-type="string" office:string-value="https://osm.org/relation/3240366" calcext:value-type="string">
            <text:p>https://osm.org/relation/324036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0371" calcext:value-type="float">
            <text:p>3240371</text:p>
          </table:table-cell>
          <table:table-cell table:style-name="ce2" office:value-type="string" calcext:value-type="string">
            <text:p>Rue Pampoel</text:p>
          </table:table-cell>
          <table:table-cell table:style-name="ce2" office:value-type="string" calcext:value-type="string">
            <text:p>Pampoe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82];&quot;/&quot;;[.B82])" office:value-type="string" office:string-value="https://osm.org/relation/3240371" calcext:value-type="string">
            <text:p>https://osm.org/relation/324037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0752" calcext:value-type="float">
            <text:p>3240752</text:p>
          </table:table-cell>
          <table:table-cell table:style-name="ce2" office:value-type="string" calcext:value-type="string">
            <text:p>Rue Alphonse et Maurice Hellinckx</text:p>
          </table:table-cell>
          <table:table-cell table:style-name="ce2" office:value-type="string" calcext:value-type="string">
            <text:p>Alphonse en Maurice Hellinckx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83];&quot;/&quot;;[.B83])" office:value-type="string" office:string-value="https://osm.org/relation/3240752" calcext:value-type="string">
            <text:p>https://osm.org/relation/324075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0753" calcext:value-type="float">
            <text:p>3240753</text:p>
          </table:table-cell>
          <table:table-cell table:style-name="ce2" office:value-type="string" calcext:value-type="string">
            <text:p>Rue de l'Urbanisme</text:p>
          </table:table-cell>
          <table:table-cell table:style-name="ce2" office:value-type="string" calcext:value-type="string">
            <text:p>Stedebouw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84];&quot;/&quot;;[.B84])" office:value-type="string" office:string-value="https://osm.org/relation/3240753" calcext:value-type="string">
            <text:p>https://osm.org/relation/32407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0755" calcext:value-type="float">
            <text:p>3240755</text:p>
          </table:table-cell>
          <table:table-cell table:style-name="ce2" office:value-type="string" calcext:value-type="string">
            <text:p>Rue des Jonquilles</text:p>
          </table:table-cell>
          <table:table-cell table:style-name="ce2" office:value-type="string" calcext:value-type="string">
            <text:p>Tijloz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85];&quot;/&quot;;[.B85])" office:value-type="string" office:string-value="https://osm.org/relation/3240755" calcext:value-type="string">
            <text:p>https://osm.org/relation/324075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1221" calcext:value-type="float">
            <text:p>3241221</text:p>
          </table:table-cell>
          <table:table-cell table:style-name="ce2" office:value-type="string" calcext:value-type="string">
            <text:p>Rue Sergent Sorensen</text:p>
          </table:table-cell>
          <table:table-cell table:style-name="ce2" office:value-type="string" calcext:value-type="string">
            <text:p>Sergeant Sorensenstraat</text:p>
          </table:table-cell>
          <table:table-cell table:style-name="ce2" office:value-type="string" calcext:value-type="string">
            <text:p>/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6" office:value-type="string" calcext:value-type="string">
            <text:p><text:a xlink:href="http://www.irismonument.be/fr.Ganshoren.Rue_Sergent_Sorensen.html" xlink:type="simple">http://www.irismonument.be/fr.Ganshoren.Rue_Sergent_Sorensen.html</text:a></text:p>
          </table:table-cell>
          <table:table-cell table:style-name="ce7" table:formula="of:=CONCATENATE(&quot;https://osm.org/&quot;;[.A86];&quot;/&quot;;[.B86])" office:value-type="string" office:string-value="https://osm.org/relation/3241221" calcext:value-type="string">
            <text:p>https://osm.org/relation/324122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1223" calcext:value-type="float">
            <text:p>3241223</text:p>
          </table:table-cell>
          <table:table-cell table:style-name="ce2" office:value-type="string" calcext:value-type="string">
            <text:p>Rue du Cens</text:p>
          </table:table-cell>
          <table:table-cell table:style-name="ce2" office:value-type="string" calcext:value-type="string">
            <text:p>Cijn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87];&quot;/&quot;;[.B87])" office:value-type="string" office:string-value="https://osm.org/relation/3241223" calcext:value-type="string">
            <text:p>https://osm.org/relation/32412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1230" calcext:value-type="float">
            <text:p>3241230</text:p>
          </table:table-cell>
          <table:table-cell table:style-name="ce2" office:value-type="string" calcext:value-type="string">
            <text:p>Rue Roger Abeels</text:p>
          </table:table-cell>
          <table:table-cell table:style-name="ce2" office:value-type="string" calcext:value-type="string">
            <text:p>Roger Abeelsstraat</text:p>
          </table:table-cell>
          <table:table-cell table:style-name="ce2" office:value-type="string" calcext:value-type="string">
            <text:p>/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88];&quot;/&quot;;[.B88])" office:value-type="string" office:string-value="https://osm.org/relation/3241230" calcext:value-type="string">
            <text:p>https://osm.org/relation/324123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1247" calcext:value-type="float">
            <text:p>3241247</text:p>
          </table:table-cell>
          <table:table-cell table:style-name="ce2" office:value-type="string" calcext:value-type="string">
            <text:p>Avenue du Cimetière</text:p>
          </table:table-cell>
          <table:table-cell table:style-name="ce2" office:value-type="string" calcext:value-type="string">
            <text:p>Kerkhof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89];&quot;/&quot;;[.B89])" office:value-type="string" office:string-value="https://osm.org/relation/3241247" calcext:value-type="string">
            <text:p>https://osm.org/relation/324124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1258" calcext:value-type="float">
            <text:p>3241258</text:p>
          </table:table-cell>
          <table:table-cell table:style-name="ce2" office:value-type="string" calcext:value-type="string">
            <text:p>Rue Auguste De Cock</text:p>
          </table:table-cell>
          <table:table-cell table:style-name="ce2" office:value-type="string" calcext:value-type="string">
            <text:p>Auguste De Cockstraat</text:p>
          </table:table-cell>
          <table:table-cell table:style-name="ce2" office:value-type="string" calcext:value-type="string">
            <text:p>Q1587277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90];&quot;/&quot;;[.B90])" office:value-type="string" office:string-value="https://osm.org/relation/3241258" calcext:value-type="string">
            <text:p>https://osm.org/relation/324125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1273" calcext:value-type="float">
            <text:p>3241273</text:p>
          </table:table-cell>
          <table:table-cell table:style-name="ce2" office:value-type="string" calcext:value-type="string">
            <text:p>Rue des Clématites</text:p>
          </table:table-cell>
          <table:table-cell table:style-name="ce2" office:value-type="string" calcext:value-type="string">
            <text:p>Clémati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91];&quot;/&quot;;[.B91])" office:value-type="string" office:string-value="https://osm.org/relation/3241273" calcext:value-type="string">
            <text:p>https://osm.org/relation/324127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1280" calcext:value-type="float">
            <text:p>3241280</text:p>
          </table:table-cell>
          <table:table-cell table:style-name="ce2" office:value-type="string" calcext:value-type="string">
            <text:p>Rue François Beeckmans</text:p>
          </table:table-cell>
          <table:table-cell table:style-name="ce2" office:value-type="string" calcext:value-type="string">
            <text:p>François Beeckmansstraat</text:p>
          </table:table-cell>
          <table:table-cell table:style-name="ce2" office:value-type="string" calcext:value-type="string">
            <text:p>/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92];&quot;/&quot;;[.B92])" office:value-type="string" office:string-value="https://osm.org/relation/3241280" calcext:value-type="string">
            <text:p>https://osm.org/relation/324128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1285" calcext:value-type="float">
            <text:p>3241285</text:p>
          </table:table-cell>
          <table:table-cell table:style-name="ce2" office:value-type="string" calcext:value-type="string">
            <text:p>Rue des Amaryllis</text:p>
          </table:table-cell>
          <table:table-cell table:style-name="ce2" office:value-type="string" calcext:value-type="string">
            <text:p>Amarylliss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93];&quot;/&quot;;[.B93])" office:value-type="string" office:string-value="https://osm.org/relation/3241285" calcext:value-type="string">
            <text:p>https://osm.org/relation/324128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1286" calcext:value-type="float">
            <text:p>3241286</text:p>
          </table:table-cell>
          <table:table-cell table:style-name="ce2" office:value-type="string" calcext:value-type="string">
            <text:p>Rue Alfred Doulceron</text:p>
          </table:table-cell>
          <table:table-cell table:style-name="ce2" office:value-type="string" calcext:value-type="string">
            <text:p>Alfred Doulceronstraat</text:p>
          </table:table-cell>
          <table:table-cell table:style-name="ce2" office:value-type="string" calcext:value-type="string">
            <text:p>/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94];&quot;/&quot;;[.B94])" office:value-type="string" office:string-value="https://osm.org/relation/3241286" calcext:value-type="string">
            <text:p>https://osm.org/relation/324128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1289" calcext:value-type="float">
            <text:p>3241289</text:p>
          </table:table-cell>
          <table:table-cell table:style-name="ce2" office:value-type="string" calcext:value-type="string">
            <text:p>Rue Albert De Bast</text:p>
          </table:table-cell>
          <table:table-cell table:style-name="ce2" office:value-type="string" calcext:value-type="string">
            <text:p>Albert De Baststraat</text:p>
          </table:table-cell>
          <table:table-cell table:style-name="ce2" office:value-type="string" calcext:value-type="string">
            <text:p>/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95];&quot;/&quot;;[.B95])" office:value-type="string" office:string-value="https://osm.org/relation/3241289" calcext:value-type="string">
            <text:p>https://osm.org/relation/324128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1303" calcext:value-type="float">
            <text:p>3241303</text:p>
          </table:table-cell>
          <table:table-cell table:style-name="ce3" office:value-type="string" calcext:value-type="string">
            <text:p>Avenue de Villegas</text:p>
          </table:table-cell>
          <table:table-cell table:style-name="ce3" office:value-type="string" calcext:value-type="string">
            <text:p>de Villegaslaan</text:p>
          </table:table-cell>
          <table:table-cell table:style-name="ce3" office:value-type="string" calcext:value-type="string">
            <text:p>Q5244814</text:p>
          </table:table-cell>
          <table:table-cell table:style-name="ce3" table:content-validation-name="val1" office:value-type="string" calcext:value-type="string">
            <text:p>Pas une personne/Geen persoon</text:p>
          </table:table-cell>
          <table:table-cell table:style-name="ce4"/>
          <table:table-cell table:style-name="ce2" office:value-type="string" calcext:value-type="string">
            <text:p>Nom de famille générique</text:p>
          </table:table-cell>
          <table:table-cell table:style-name="ce7" table:formula="of:=CONCATENATE(&quot;https://osm.org/&quot;;[.A96];&quot;/&quot;;[.B96])" office:value-type="string" office:string-value="https://osm.org/relation/3241303" calcext:value-type="string">
            <text:p>https://osm.org/relation/32413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1361" calcext:value-type="float">
            <text:p>3241361</text:p>
          </table:table-cell>
          <table:table-cell table:style-name="ce2" office:value-type="string" calcext:value-type="string">
            <text:p>Avenue Marie de Hongrie</text:p>
          </table:table-cell>
          <table:table-cell table:style-name="ce2" office:value-type="string" calcext:value-type="string">
            <text:p>Maria van Hongarijelaan</text:p>
          </table:table-cell>
          <table:table-cell table:style-name="ce2" office:value-type="string" calcext:value-type="string">
            <text:p>Q157077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7" table:formula="of:=CONCATENATE(&quot;https://osm.org/&quot;;[.A97];&quot;/&quot;;[.B97])" office:value-type="string" office:string-value="https://osm.org/relation/3241361" calcext:value-type="string">
            <text:p>https://osm.org/relation/32413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1364" calcext:value-type="float">
            <text:p>3241364</text:p>
          </table:table-cell>
          <table:table-cell table:style-name="ce2" office:value-type="string" calcext:value-type="string">
            <text:p>Clos Willy Chambon</text:p>
          </table:table-cell>
          <table:table-cell table:style-name="ce2" office:value-type="string" calcext:value-type="string">
            <text:p>Willy Chambongaarde</text:p>
          </table:table-cell>
          <table:table-cell table:style-name="ce2" office:value-type="string" calcext:value-type="string">
            <text:p>/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98];&quot;/&quot;;[.B98])" office:value-type="string" office:string-value="https://osm.org/relation/3241364" calcext:value-type="string">
            <text:p>https://osm.org/relation/32413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1367" calcext:value-type="float">
            <text:p>3241367</text:p>
          </table:table-cell>
          <table:table-cell table:style-name="ce2" office:value-type="string" calcext:value-type="string">
            <text:p>Clos Louis Banken</text:p>
          </table:table-cell>
          <table:table-cell table:style-name="ce2" office:value-type="string" calcext:value-type="string">
            <text:p>Louis Bankengaarde</text:p>
          </table:table-cell>
          <table:table-cell table:style-name="ce2" office:value-type="string" calcext:value-type="string">
            <text:p>/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99];&quot;/&quot;;[.B99])" office:value-type="string" office:string-value="https://osm.org/relation/3241367" calcext:value-type="string">
            <text:p>https://osm.org/relation/32413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1370" calcext:value-type="float">
            <text:p>3241370</text:p>
          </table:table-cell>
          <table:table-cell table:style-name="ce2" office:value-type="string" calcext:value-type="string">
            <text:p>Clos Joseph Hendrickx</text:p>
          </table:table-cell>
          <table:table-cell table:style-name="ce2" office:value-type="string" calcext:value-type="string">
            <text:p>Joseph Hendrickxgaarde</text:p>
          </table:table-cell>
          <table:table-cell table:style-name="ce2" office:value-type="string" calcext:value-type="string">
            <text:p>/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100];&quot;/&quot;;[.B100])" office:value-type="string" office:string-value="https://osm.org/relation/3241370" calcext:value-type="string">
            <text:p>https://osm.org/relation/32413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1391" calcext:value-type="float">
            <text:p>3241391</text:p>
          </table:table-cell>
          <table:table-cell table:style-name="ce2" office:value-type="string" calcext:value-type="string">
            <text:p>Place Marguerite d'Autriche</text:p>
          </table:table-cell>
          <table:table-cell table:style-name="ce2" office:value-type="string" calcext:value-type="string">
            <text:p>Margaretha van Oostenrijkplein</text:p>
          </table:table-cell>
          <table:table-cell table:style-name="ce2" office:value-type="string" calcext:value-type="string">
            <text:p>Q157100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7" table:formula="of:=CONCATENATE(&quot;https://osm.org/&quot;;[.A101];&quot;/&quot;;[.B101])" office:value-type="string" office:string-value="https://osm.org/relation/3241391" calcext:value-type="string">
            <text:p>https://osm.org/relation/324139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1393" calcext:value-type="float">
            <text:p>3241393</text:p>
          </table:table-cell>
          <table:table-cell table:style-name="ce2" office:value-type="string" calcext:value-type="string">
            <text:p>Rue Nestor Martin</text:p>
          </table:table-cell>
          <table:table-cell table:style-name="ce2" office:value-type="string" calcext:value-type="string">
            <text:p>Nestor Martinstraat</text:p>
          </table:table-cell>
          <table:table-cell table:style-name="ce2" office:value-type="string" calcext:value-type="string">
            <text:p>/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102];&quot;/&quot;;[.B102])" office:value-type="string" office:string-value="https://osm.org/relation/3241393" calcext:value-type="string">
            <text:p>https://osm.org/relation/324139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1403" calcext:value-type="float">
            <text:p>3241403</text:p>
          </table:table-cell>
          <table:table-cell table:style-name="ce2" office:value-type="string" calcext:value-type="string">
            <text:p>Avenue de Rusatira</text:p>
          </table:table-cell>
          <table:table-cell table:style-name="ce2" office:value-type="string" calcext:value-type="string">
            <text:p>Rusatira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103];&quot;/&quot;;[.B103])" office:value-type="string" office:string-value="https://osm.org/relation/3241403" calcext:value-type="string">
            <text:p>https://osm.org/relation/32414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1409" calcext:value-type="float">
            <text:p>3241409</text:p>
          </table:table-cell>
          <table:table-cell table:number-columns-repeated="2" table:style-name="ce2" office:value-type="string" calcext:value-type="string">
            <text:p>Het Veroos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104];&quot;/&quot;;[.B104])" office:value-type="string" office:string-value="https://osm.org/relation/3241409" calcext:value-type="string">
            <text:p>https://osm.org/relation/324140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1410" calcext:value-type="float">
            <text:p>3241410</text:p>
          </table:table-cell>
          <table:table-cell table:style-name="ce2" office:value-type="string" calcext:value-type="string">
            <text:p>Rue au Bois</text:p>
          </table:table-cell>
          <table:table-cell table:style-name="ce2" office:value-type="string" calcext:value-type="string">
            <text:p>Bo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105];&quot;/&quot;;[.B105])" office:value-type="string" office:string-value="https://osm.org/relation/3241410" calcext:value-type="string">
            <text:p>https://osm.org/relation/32414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1416" calcext:value-type="float">
            <text:p>3241416</text:p>
          </table:table-cell>
          <table:table-cell table:style-name="ce2" office:value-type="string" calcext:value-type="string">
            <text:p>Avenue des Neuf Provinces</text:p>
          </table:table-cell>
          <table:table-cell table:style-name="ce2" office:value-type="string" calcext:value-type="string">
            <text:p>Negen Provincie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106];&quot;/&quot;;[.B106])" office:value-type="string" office:string-value="https://osm.org/relation/3241416" calcext:value-type="string">
            <text:p>https://osm.org/relation/324141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1541" calcext:value-type="float">
            <text:p>3241541</text:p>
          </table:table-cell>
          <table:table-cell table:style-name="ce2" office:value-type="string" calcext:value-type="string">
            <text:p>Venelle Mozart</text:p>
          </table:table-cell>
          <table:table-cell table:style-name="ce2" office:value-type="string" calcext:value-type="string">
            <text:p>Mozartsteeg</text:p>
          </table:table-cell>
          <table:table-cell table:style-name="ce2" office:value-type="string" calcext:value-type="string">
            <text:p>Q25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107];&quot;/&quot;;[.B107])" office:value-type="string" office:string-value="https://osm.org/relation/3241541" calcext:value-type="string">
            <text:p>https://osm.org/relation/32415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1542" calcext:value-type="float">
            <text:p>3241542</text:p>
          </table:table-cell>
          <table:table-cell table:style-name="ce2" office:value-type="string" calcext:value-type="string">
            <text:p>Venelle Schubert</text:p>
          </table:table-cell>
          <table:table-cell table:style-name="ce2" office:value-type="string" calcext:value-type="string">
            <text:p>Schubertsteeg</text:p>
          </table:table-cell>
          <table:table-cell table:style-name="ce2" office:value-type="string" calcext:value-type="string">
            <text:p>Q731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108];&quot;/&quot;;[.B108])" office:value-type="string" office:string-value="https://osm.org/relation/3241542" calcext:value-type="string">
            <text:p>https://osm.org/relation/32415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1544" calcext:value-type="float">
            <text:p>3241544</text:p>
          </table:table-cell>
          <table:table-cell table:style-name="ce2" office:value-type="string" calcext:value-type="string">
            <text:p>Place de la Reine Paola</text:p>
          </table:table-cell>
          <table:table-cell table:style-name="ce2" office:value-type="string" calcext:value-type="string">
            <text:p>Koningin Paolaplein</text:p>
          </table:table-cell>
          <table:table-cell table:style-name="ce2" office:value-type="string" calcext:value-type="string">
            <text:p>Q31129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7" table:formula="of:=CONCATENATE(&quot;https://osm.org/&quot;;[.A109];&quot;/&quot;;[.B109])" office:value-type="string" office:string-value="https://osm.org/relation/3241544" calcext:value-type="string">
            <text:p>https://osm.org/relation/324154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1545" calcext:value-type="float">
            <text:p>3241545</text:p>
          </table:table-cell>
          <table:table-cell table:style-name="ce2" office:value-type="string" calcext:value-type="string">
            <text:p>Venelle Chopin</text:p>
          </table:table-cell>
          <table:table-cell table:style-name="ce2" office:value-type="string" calcext:value-type="string">
            <text:p>Chopinsteeg</text:p>
          </table:table-cell>
          <table:table-cell table:style-name="ce2" office:value-type="string" calcext:value-type="string">
            <text:p>Q126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110];&quot;/&quot;;[.B110])" office:value-type="string" office:string-value="https://osm.org/relation/3241545" calcext:value-type="string">
            <text:p>https://osm.org/relation/324154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1547" calcext:value-type="float">
            <text:p>3241547</text:p>
          </table:table-cell>
          <table:table-cell table:style-name="ce2" office:value-type="string" calcext:value-type="string">
            <text:p>Venelle Vivaldi</text:p>
          </table:table-cell>
          <table:table-cell table:style-name="ce2" office:value-type="string" calcext:value-type="string">
            <text:p>Vivaldisteeg</text:p>
          </table:table-cell>
          <table:table-cell table:style-name="ce2" office:value-type="string" calcext:value-type="string">
            <text:p>Q134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111];&quot;/&quot;;[.B111])" office:value-type="string" office:string-value="https://osm.org/relation/3241547" calcext:value-type="string">
            <text:p>https://osm.org/relation/324154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1556" calcext:value-type="float">
            <text:p>3241556</text:p>
          </table:table-cell>
          <table:table-cell table:style-name="ce2" office:value-type="string" calcext:value-type="string">
            <text:p>Avenue Jean Sebastien Bach</text:p>
          </table:table-cell>
          <table:table-cell table:style-name="ce2" office:value-type="string" calcext:value-type="string">
            <text:p>Johann Sebastian Bachlaan</text:p>
          </table:table-cell>
          <table:table-cell table:style-name="ce2" office:value-type="string" calcext:value-type="string">
            <text:p>Q133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112];&quot;/&quot;;[.B112])" office:value-type="string" office:string-value="https://osm.org/relation/3241556" calcext:value-type="string">
            <text:p>https://osm.org/relation/324155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1560" calcext:value-type="float">
            <text:p>3241560</text:p>
          </table:table-cell>
          <table:table-cell table:style-name="ce2" office:value-type="string" calcext:value-type="string">
            <text:p>Clos des Musiciens</text:p>
          </table:table-cell>
          <table:table-cell table:style-name="ce2" office:value-type="string" calcext:value-type="string">
            <text:p>Muzikanten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113];&quot;/&quot;;[.B113])" office:value-type="string" office:string-value="https://osm.org/relation/3241560" calcext:value-type="string">
            <text:p>https://osm.org/relation/324156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1561" calcext:value-type="float">
            <text:p>3241561</text:p>
          </table:table-cell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Malie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114];&quot;/&quot;;[.B114])" office:value-type="string" office:string-value="https://osm.org/relation/3241561" calcext:value-type="string">
            <text:p>https://osm.org/relation/32415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1567" calcext:value-type="float">
            <text:p>3241567</text:p>
          </table:table-cell>
          <table:table-cell table:style-name="ce2" office:value-type="string" calcext:value-type="string">
            <text:p>Rue Vanderveken</text:p>
          </table:table-cell>
          <table:table-cell table:style-name="ce2" office:value-type="string" calcext:value-type="string">
            <text:p>Vandervekenstraat</text:p>
          </table:table-cell>
          <table:table-cell/>
          <table:table-cell table:content-validation-name="val1"/>
          <table:table-cell/>
          <table:table-cell table:style-name="ce2" office:value-type="string" calcext:value-type="string">
            <text:p>Trop de résultat</text:p>
          </table:table-cell>
          <table:table-cell table:style-name="ce7" table:formula="of:=CONCATENATE(&quot;https://osm.org/&quot;;[.A115];&quot;/&quot;;[.B115])" office:value-type="string" office:string-value="https://osm.org/relation/3241567" calcext:value-type="string">
            <text:p>https://osm.org/relation/32415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1574" calcext:value-type="float">
            <text:p>3241574</text:p>
          </table:table-cell>
          <table:table-cell table:style-name="ce2" office:value-type="string" calcext:value-type="string">
            <text:p>Parvis Sainte-Cécile</text:p>
          </table:table-cell>
          <table:table-cell table:style-name="ce2" office:value-type="string" calcext:value-type="string">
            <text:p>Sint-Ceciliavoorplein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style-name="ce6" office:value-type="string" calcext:value-type="string">
            <text:p><text:a xlink:href="https://fr.wikipedia.org/wiki/Sainte-C%C3%A9cile" xlink:type="simple">https://fr.wikipedia.org/wiki/Sainte-C%C3%A9cile</text:a></text:p>
          </table:table-cell>
          <table:table-cell/>
          <table:table-cell table:style-name="ce7" table:formula="of:=CONCATENATE(&quot;https://osm.org/&quot;;[.A116];&quot;/&quot;;[.B116])" office:value-type="string" office:string-value="https://osm.org/relation/3241574" calcext:value-type="string">
            <text:p>https://osm.org/relation/324157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1575" calcext:value-type="float">
            <text:p>3241575</text:p>
          </table:table-cell>
          <table:table-cell table:style-name="ce2" office:value-type="string" calcext:value-type="string">
            <text:p>Rue Léopold Demesmaeker</text:p>
          </table:table-cell>
          <table:table-cell table:style-name="ce2" office:value-type="string" calcext:value-type="string">
            <text:p>Léopold Demesmaekerstraat</text:p>
          </table:table-cell>
          <table:table-cell table:style-name="ce2" office:value-type="string" calcext:value-type="string">
            <text:p>/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117];&quot;/&quot;;[.B117])" office:value-type="string" office:string-value="https://osm.org/relation/3241575" calcext:value-type="string">
            <text:p>https://osm.org/relation/32415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1581" calcext:value-type="float">
            <text:p>3241581</text:p>
          </table:table-cell>
          <table:table-cell table:style-name="ce2" office:value-type="string" calcext:value-type="string">
            <text:p>Rue Victor Lowet</text:p>
          </table:table-cell>
          <table:table-cell table:style-name="ce2" office:value-type="string" calcext:value-type="string">
            <text:p>Victor Lowetstraat</text:p>
          </table:table-cell>
          <table:table-cell table:style-name="ce2" office:value-type="string" calcext:value-type="string">
            <text:p>/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118];&quot;/&quot;;[.B118])" office:value-type="string" office:string-value="https://osm.org/relation/3241581" calcext:value-type="string">
            <text:p>https://osm.org/relation/324158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1587" calcext:value-type="float">
            <text:p>3241587</text:p>
          </table:table-cell>
          <table:table-cell table:style-name="ce2" office:value-type="string" calcext:value-type="string">
            <text:p>Avenue Maxe Smal</text:p>
          </table:table-cell>
          <table:table-cell table:style-name="ce2" office:value-type="string" calcext:value-type="string">
            <text:p>Maxe Smallaan</text:p>
          </table:table-cell>
          <table:table-cell table:style-name="ce2" office:value-type="string" calcext:value-type="string">
            <text:p>/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119];&quot;/&quot;;[.B119])" office:value-type="string" office:string-value="https://osm.org/relation/3241587" calcext:value-type="string">
            <text:p>https://osm.org/relation/32415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1591" calcext:value-type="float">
            <text:p>3241591</text:p>
          </table:table-cell>
          <table:table-cell table:style-name="ce2" office:value-type="string" calcext:value-type="string">
            <text:p>Clos Jacques Wagner</text:p>
          </table:table-cell>
          <table:table-cell table:style-name="ce2" office:value-type="string" calcext:value-type="string">
            <text:p>Jacques Wagnergaarde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Doute que ça soit un politique brésilien Q6159407</text:p>
          </table:table-cell>
          <table:table-cell table:style-name="ce7" table:formula="of:=CONCATENATE(&quot;https://osm.org/&quot;;[.A120];&quot;/&quot;;[.B120])" office:value-type="string" office:string-value="https://osm.org/relation/3241591" calcext:value-type="string">
            <text:p>https://osm.org/relation/324159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1592" calcext:value-type="float">
            <text:p>3241592</text:p>
          </table:table-cell>
          <table:table-cell table:style-name="ce2" office:value-type="string" calcext:value-type="string">
            <text:p>Clos Edgard Neuberger</text:p>
          </table:table-cell>
          <table:table-cell table:style-name="ce2" office:value-type="string" calcext:value-type="string">
            <text:p>Edgard Neubergergaarde</text:p>
          </table:table-cell>
          <table:table-cell table:style-name="ce2" office:value-type="string" calcext:value-type="string">
            <text:p>/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121];&quot;/&quot;;[.B121])" office:value-type="string" office:string-value="https://osm.org/relation/3241592" calcext:value-type="string">
            <text:p>https://osm.org/relation/324159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1594" calcext:value-type="float">
            <text:p>3241594</text:p>
          </table:table-cell>
          <table:table-cell table:style-name="ce2" office:value-type="string" calcext:value-type="string">
            <text:p>Rue Karel Mertens</text:p>
          </table:table-cell>
          <table:table-cell table:style-name="ce2" office:value-type="string" calcext:value-type="string">
            <text:p>Karel Mertensstraat</text:p>
          </table:table-cell>
          <table:table-cell table:style-name="ce2" office:value-type="string" calcext:value-type="string">
            <text:p>Q22691458;Q319307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122];&quot;/&quot;;[.B122])" office:value-type="string" office:string-value="https://osm.org/relation/3241594" calcext:value-type="string">
            <text:p>https://osm.org/relation/324159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1595" calcext:value-type="float">
            <text:p>3241595</text:p>
          </table:table-cell>
          <table:table-cell table:style-name="ce2" office:value-type="string" calcext:value-type="string">
            <text:p>Rue Adolphe Roobaert</text:p>
          </table:table-cell>
          <table:table-cell table:style-name="ce2" office:value-type="string" calcext:value-type="string">
            <text:p>Adolphe Roobaertstraat</text:p>
          </table:table-cell>
          <table:table-cell table:style-name="ce2" office:value-type="string" calcext:value-type="string">
            <text:p>/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/</text:p>
          </table:table-cell>
          <table:table-cell/>
          <table:table-cell table:style-name="ce7" table:formula="of:=CONCATENATE(&quot;https://osm.org/&quot;;[.A123];&quot;/&quot;;[.B123])" office:value-type="string" office:string-value="https://osm.org/relation/3241595" calcext:value-type="string">
            <text:p>https://osm.org/relation/324159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242057" calcext:value-type="float">
            <text:p>3242057</text:p>
          </table:table-cell>
          <table:table-cell table:style-name="ce3" office:value-type="string" calcext:value-type="string">
            <text:p>Rue Vanderborght</text:p>
          </table:table-cell>
          <table:table-cell table:style-name="ce3" office:value-type="string" calcext:value-type="string">
            <text:p>Vanderborghtstraat</text:p>
          </table:table-cell>
          <table:table-cell table:style-name="ce4"/>
          <table:table-cell table:style-name="ce3" table:content-validation-name="val1" office:value-type="string" calcext:value-type="string">
            <text:p>Pas une personne/Geen persoon</text:p>
          </table:table-cell>
          <table:table-cell table:style-name="ce4"/>
          <table:table-cell table:style-name="ce3" office:value-type="string" calcext:value-type="string">
            <text:p>Nom de famille générique</text:p>
          </table:table-cell>
          <table:table-cell table:style-name="ce8" table:formula="of:=CONCATENATE(&quot;https://osm.org/&quot;;[.A124];&quot;/&quot;;[.B124])" office:value-type="string" office:string-value="https://osm.org/relation/3242057" calcext:value-type="string">
            <text:p>https://osm.org/relation/3242057</text:p>
          </table:table-cell>
          <table:table-cell table:style-name="ce4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2155" calcext:value-type="float">
            <text:p>3252155</text:p>
          </table:table-cell>
          <table:table-cell table:style-name="ce2" office:value-type="string" calcext:value-type="string">
            <text:p>Avenue de l'Hôpital Français</text:p>
          </table:table-cell>
          <table:table-cell table:style-name="ce2" office:value-type="string" calcext:value-type="string">
            <text:p>Frans Gasthui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125];&quot;/&quot;;[.B125])" office:value-type="string" office:string-value="https://osm.org/relation/3252155" calcext:value-type="string">
            <text:p>https://osm.org/relation/325215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965" calcext:value-type="float">
            <text:p>3253965</text:p>
          </table:table-cell>
          <table:table-cell table:style-name="ce2" office:value-type="string" calcext:value-type="string">
            <text:p>Avenue de l'Hôpital Français</text:p>
          </table:table-cell>
          <table:table-cell table:style-name="ce2" office:value-type="string" calcext:value-type="string">
            <text:p>Frans Gasthui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126];&quot;/&quot;;[.B126])" office:value-type="string" office:string-value="https://osm.org/relation/3253965" calcext:value-type="string">
            <text:p>https://osm.org/relation/325396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971" calcext:value-type="float">
            <text:p>3253971</text:p>
          </table:table-cell>
          <table:table-cell table:style-name="ce2" office:value-type="string" calcext:value-type="string">
            <text:p>Rue de la Métairie</text:p>
          </table:table-cell>
          <table:table-cell table:style-name="ce2" office:value-type="string" calcext:value-type="string">
            <text:p>Boerderij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127];&quot;/&quot;;[.B127])" office:value-type="string" office:string-value="https://osm.org/relation/3253971" calcext:value-type="string">
            <text:p>https://osm.org/relation/325397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981" calcext:value-type="float">
            <text:p>3253981</text:p>
          </table:table-cell>
          <table:table-cell table:style-name="ce2" office:value-type="string" calcext:value-type="string">
            <text:p>Avenue Notre-Dame de Fatima</text:p>
          </table:table-cell>
          <table:table-cell table:style-name="ce2" office:value-type="string" calcext:value-type="string">
            <text:p>Onze Lieve-Vrouw van Fatima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128];&quot;/&quot;;[.B128])" office:value-type="string" office:string-value="https://osm.org/relation/3253981" calcext:value-type="string">
            <text:p>https://osm.org/relation/325398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4310" calcext:value-type="float">
            <text:p>3254310</text:p>
          </table:table-cell>
          <table:table-cell table:style-name="ce2" office:value-type="string" calcext:value-type="string">
            <text:p>Rue du Grand-Air</text:p>
          </table:table-cell>
          <table:table-cell table:style-name="ce2" office:value-type="string" calcext:value-type="string">
            <text:p>Openluch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129];&quot;/&quot;;[.B129])" office:value-type="string" office:string-value="https://osm.org/relation/3254310" calcext:value-type="string">
            <text:p>https://osm.org/relation/32543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4313" calcext:value-type="float">
            <text:p>3254313</text:p>
          </table:table-cell>
          <table:table-cell table:style-name="ce2" office:value-type="string" calcext:value-type="string">
            <text:p>Rue de Termonde</text:p>
          </table:table-cell>
          <table:table-cell table:style-name="ce2" office:value-type="string" calcext:value-type="string">
            <text:p>Dendermonds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130];&quot;/&quot;;[.B130])" office:value-type="string" office:string-value="https://osm.org/relation/3254313" calcext:value-type="string">
            <text:p>https://osm.org/relation/325431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4317" calcext:value-type="float">
            <text:p>3254317</text:p>
          </table:table-cell>
          <table:table-cell table:style-name="ce2" office:value-type="string" calcext:value-type="string">
            <text:p>Rue du Bon Accueil</text:p>
          </table:table-cell>
          <table:table-cell table:style-name="ce2" office:value-type="string" calcext:value-type="string">
            <text:p>Goede Bejegening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131];&quot;/&quot;;[.B131])" office:value-type="string" office:string-value="https://osm.org/relation/3254317" calcext:value-type="string">
            <text:p>https://osm.org/relation/32543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391" calcext:value-type="float">
            <text:p>3256391</text:p>
          </table:table-cell>
          <table:table-cell table:style-name="ce2" office:value-type="string" calcext:value-type="string">
            <text:p>Rue Nestor Martin</text:p>
          </table:table-cell>
          <table:table-cell table:style-name="ce2" office:value-type="string" calcext:value-type="string">
            <text:p>Nestor Martinstraat</text:p>
          </table:table-cell>
          <table:table-cell table:style-name="ce2" office:value-type="string" calcext:value-type="string">
            <text:p>/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/</text:p>
          </table:table-cell>
          <table:table-cell/>
          <table:table-cell table:style-name="ce7" table:formula="of:=CONCATENATE(&quot;https://osm.org/&quot;;[.A132];&quot;/&quot;;[.B132])" office:value-type="string" office:string-value="https://osm.org/relation/3256391" calcext:value-type="string">
            <text:p>https://osm.org/relation/325639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395" calcext:value-type="float">
            <text:p>3256395</text:p>
          </table:table-cell>
          <table:table-cell table:style-name="ce2" office:value-type="string" calcext:value-type="string">
            <text:p>Rue de la Technologie</text:p>
          </table:table-cell>
          <table:table-cell table:style-name="ce2" office:value-type="string" calcext:value-type="string">
            <text:p>Technologi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133];&quot;/&quot;;[.B133])" office:value-type="string" office:string-value="https://osm.org/relation/3256395" calcext:value-type="string">
            <text:p>https://osm.org/relation/325639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Laeken</text:p>
          </table:table-cell>
          <table:table-cell table:style-name="ce2" office:value-type="string" calcext:value-type="string">
            <text:p>Lak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134];&quot;,ganshoren&quot;))" office:value-type="string" office:string-value="https://osm.org/search?query=Avenue de Laeken,ganshoren" calcext:value-type="string">
            <text:p>https://osm.org/search?query=Avenue de Laeken,ganshore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l'Exposition</text:p>
          </table:table-cell>
          <table:table-cell table:style-name="ce2" office:value-type="string" calcext:value-type="string">
            <text:p>Tentoonstelling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135];&quot;,ganshoren&quot;))" office:value-type="string" office:string-value="https://osm.org/search?query=Avenue de l'Exposition,ganshoren" calcext:value-type="string">
            <text:p>https://osm.org/search?query=Avenue de l'Exposition,ganshore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u Cœur Vert</text:p>
          </table:table-cell>
          <table:table-cell table:style-name="ce2" office:value-type="string" calcext:value-type="string">
            <text:p>Groen-Hart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136];&quot;,ganshoren&quot;))" office:value-type="string" office:string-value="https://osm.org/search?query=Chemin du Cœur Vert,ganshoren" calcext:value-type="string">
            <text:p>https://osm.org/search?query=Chemin du Cœur Vert,ganshore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ond Point de la Liberté</text:p>
          </table:table-cell>
          <table:table-cell table:style-name="ce2" office:value-type="string" calcext:value-type="string">
            <text:p>Vrijheidsroton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137];&quot;,ganshoren&quot;))" office:value-type="string" office:string-value="https://osm.org/search?query=Rond Point de la Liberté,ganshoren" calcext:value-type="string">
            <text:p>https://osm.org/search?query=Rond Point de la Liberté,ganshore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'Éducation</text:p>
          </table:table-cell>
          <table:table-cell table:style-name="ce2" office:value-type="string" calcext:value-type="string">
            <text:p>Opvoeding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138];&quot;,ganshoren&quot;))" office:value-type="string" office:string-value="https://osm.org/search?query=Rue de l'Éducation,ganshoren" calcext:value-type="string">
            <text:p>https://osm.org/search?query=Rue de l'Éducation,ganshore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'Église Saint-Martin</text:p>
          </table:table-cell>
          <table:table-cell table:style-name="ce2" office:value-type="string" calcext:value-type="string">
            <text:p>Sint-Martinusker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139];&quot;,ganshoren&quot;))" office:value-type="string" office:string-value="https://osm.org/search?query=Rue de l'Église Saint-Martin,ganshoren" calcext:value-type="string">
            <text:p>https://osm.org/search?query=Rue de l'Église Saint-Martin,ganshore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entier Guy Demanet</text:p>
          </table:table-cell>
          <table:table-cell table:style-name="ce2" office:value-type="string" calcext:value-type="string">
            <text:p>Guy Demanetpad</text:p>
          </table:table-cell>
          <table:table-cell table:style-name="ce2" office:value-type="string" calcext:value-type="string">
            <text:p>/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/</text:p>
          </table:table-cell>
          <table:table-cell/>
          <table:table-cell table:style-name="ce9" table:formula="of:=HYPERLINK(CONCATENATE(&quot;https://osm.org/search?query=&quot;; [.C140];&quot;,ganshoren&quot;))" office:value-type="string" office:string-value="https://osm.org/search?query=Sentier Guy Demanet,ganshoren" calcext:value-type="string">
            <text:p>https://osm.org/search?query=Sentier Guy Demanet,ganshore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Tunnel Léopold II</text:p>
          </table:table-cell>
          <table:table-cell table:style-name="ce2" office:value-type="string" calcext:value-type="string">
            <text:p>Leopold II-tunnel</text:p>
          </table:table-cell>
          <table:table-cell table:style-name="ce2" office:value-type="string" calcext:value-type="string">
            <text:p>Q1296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141];&quot;,ganshoren&quot;))" office:value-type="string" office:string-value="https://osm.org/search?query=Tunnel Léopold II,ganshoren" calcext:value-type="string">
            <text:p>https://osm.org/search?query=Tunnel Léopold II,ganshoren</text:p>
          </table:table-cell>
          <table:table-cell table:number-columns-repeated="1015"/>
        </table:table-row>
        <table:table-row table:style-name="ro2" table:number-rows-repeated="859">
          <table:table-cell table:number-columns-repeated="5"/>
          <table:table-cell table:content-validation-name="val1"/>
          <table:table-cell table:number-columns-repeated="101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anshoren" style:display-name="PageStyle_ganshor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28" meta:object-count="0"/>
    <meta:generator>LibreOfficeDev/6.0.5.2$Linux_X86_64 LibreOffice_project/</meta:generator>
  </office:meta>
</office:document-meta>
</file>